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Droid Sans Mono" svg:font-family="'Droid Sans Mono'" style:font-family-generic="swiss" style:font-pitch="fixed"/>
    <style:font-face style:name="WenQuanYi Micro Hei" svg:font-family="'WenQuanYi Micro Hei'" style:font-adornments="标准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148c" officeooo:paragraph-rsid="0017148c"/>
    </style:style>
    <style:style style:name="P2" style:family="paragraph" style:parent-style-name="Standard">
      <style:text-properties officeooo:rsid="0017148c" officeooo:paragraph-rsid="001b92fb"/>
    </style:style>
    <style:style style:name="P3" style:family="paragraph" style:parent-style-name="Standard">
      <style:text-properties officeooo:rsid="0018f63c" officeooo:paragraph-rsid="0018f63c"/>
    </style:style>
    <style:style style:name="P4" style:family="paragraph" style:parent-style-name="Standard">
      <style:text-properties officeooo:paragraph-rsid="0043fd8b"/>
    </style:style>
    <style:style style:name="P5" style:family="paragraph" style:parent-style-name="Standard">
      <style:text-properties officeooo:rsid="001e2e32" officeooo:paragraph-rsid="0043fd8b"/>
    </style:style>
    <style:style style:name="P6" style:family="paragraph" style:parent-style-name="Standard">
      <style:text-properties officeooo:paragraph-rsid="00442c6a"/>
    </style:style>
    <style:style style:name="P7" style:family="paragraph" style:parent-style-name="Standard">
      <style:text-properties officeooo:rsid="0043fd8b" officeooo:paragraph-rsid="0043fd8b"/>
    </style:style>
    <style:style style:name="P8" style:family="paragraph" style:parent-style-name="Standard">
      <style:text-properties officeooo:rsid="00442c6a"/>
    </style:style>
    <style:style style:name="P9" style:family="paragraph" style:parent-style-name="Standard">
      <style:text-properties officeooo:rsid="00442c6a" officeooo:paragraph-rsid="005aa664"/>
    </style:style>
    <style:style style:name="P10" style:family="paragraph" style:parent-style-name="Text_20_body">
      <style:text-properties style:font-name="Droid Sans Mono" fo:font-size="10.5pt" officeooo:rsid="001d141f" officeooo:paragraph-rsid="001d141f" style:font-size-asian="10.5pt" style:font-size-complex="10.5pt"/>
    </style:style>
    <style:style style:name="P11" style:family="paragraph" style:parent-style-name="Text_20_body">
      <style:text-properties style:font-name="Droid Sans Mono" fo:font-size="10.5pt" officeooo:rsid="0022a1a7" officeooo:paragraph-rsid="0022a1a7" style:font-size-asian="10.5pt" style:font-size-complex="10.5pt"/>
    </style:style>
    <style:style style:name="P12" style:family="paragraph" style:parent-style-name="Text_20_body">
      <style:text-properties style:font-name="Droid Sans Mono" fo:font-size="10.5pt" officeooo:rsid="0022dcb3" officeooo:paragraph-rsid="0022dcb3" style:font-size-asian="10.5pt" style:font-size-complex="10.5pt"/>
    </style:style>
    <style:style style:name="P13" style:family="paragraph" style:parent-style-name="Text_20_body">
      <style:text-properties style:font-name="Droid Sans Mono" fo:font-size="10.5pt" officeooo:rsid="002cc9ba" officeooo:paragraph-rsid="002cc9ba" style:font-size-asian="10.5pt" style:font-size-complex="10.5pt"/>
    </style:style>
    <style:style style:name="P14" style:family="paragraph" style:parent-style-name="Text_20_body">
      <style:text-properties style:font-name="Droid Sans Mono" fo:font-size="10.5pt" officeooo:rsid="002a437c" officeooo:paragraph-rsid="00442c6a" style:font-size-asian="10.5pt" style:font-size-complex="10.5pt"/>
    </style:style>
    <style:style style:name="P15" style:family="paragraph" style:parent-style-name="Text_20_body">
      <style:text-properties style:font-name="Droid Sans Mono" fo:font-size="10.5pt" officeooo:rsid="002b6cd8" officeooo:paragraph-rsid="00442c6a" style:font-size-asian="10.5pt" style:font-size-complex="10.5pt"/>
    </style:style>
    <style:style style:name="P16" style:family="paragraph" style:parent-style-name="Text_20_body">
      <style:text-properties style:font-name="Droid Sans Mono" fo:font-size="10.5pt" officeooo:rsid="002823b8" officeooo:paragraph-rsid="00442c6a" style:font-size-asian="10.5pt" style:font-size-complex="10.5pt"/>
    </style:style>
    <style:style style:name="P17" style:family="paragraph" style:parent-style-name="Text_20_body">
      <style:text-properties fo:font-size="10.5pt" officeooo:rsid="001d141f" officeooo:paragraph-rsid="001d141f" style:font-size-asian="10.5pt" style:font-size-complex="10.5pt"/>
    </style:style>
    <style:style style:name="P18" style:family="paragraph" style:parent-style-name="Text_20_body">
      <style:paragraph-properties fo:text-align="center" style:justify-single-word="false"/>
      <style:text-properties fo:font-size="10.5pt" style:font-size-asian="10.5pt" style:font-size-complex="10.5pt"/>
    </style:style>
    <style:style style:name="P19" style:family="paragraph" style:parent-style-name="Text_20_body">
      <style:text-properties officeooo:paragraph-rsid="002e0f1d"/>
    </style:style>
    <style:style style:name="P20" style:family="paragraph" style:parent-style-name="Text_20_body">
      <style:text-properties fo:color="#808000"/>
    </style:style>
    <style:style style:name="P21" style:family="paragraph" style:parent-style-name="Text_20_body">
      <style:text-properties fo:color="#808000" officeooo:rsid="002e0f1d" officeooo:paragraph-rsid="002e0f1d" fo:background-color="transparent"/>
    </style:style>
    <style:style style:name="P22" style:family="paragraph" style:parent-style-name="Text_20_body">
      <style:text-properties fo:color="#808000" officeooo:rsid="003139cc" officeooo:paragraph-rsid="002e0f1d" fo:background-color="transparent"/>
    </style:style>
    <style:style style:name="P23" style:family="paragraph" style:parent-style-name="Text_20_body">
      <style:text-properties fo:color="#808000" officeooo:rsid="00330be9" officeooo:paragraph-rsid="002e0f1d" fo:background-color="transparent"/>
    </style:style>
    <style:style style:name="P24" style:family="paragraph" style:parent-style-name="Text_20_body">
      <style:text-properties fo:color="#808000" officeooo:rsid="0039e8ab" officeooo:paragraph-rsid="0039e8ab" fo:background-color="transparent"/>
    </style:style>
    <style:style style:name="P25" style:family="paragraph" style:parent-style-name="Text_20_body">
      <style:text-properties fo:color="#808000" officeooo:rsid="003387c1" officeooo:paragraph-rsid="003387c1"/>
    </style:style>
    <style:style style:name="P26" style:family="paragraph" style:parent-style-name="Text_20_body">
      <style:text-properties fo:color="#808000" officeooo:rsid="003387c1" officeooo:paragraph-rsid="003539d1"/>
    </style:style>
    <style:style style:name="P27" style:family="paragraph" style:parent-style-name="Text_20_body">
      <style:text-properties fo:color="#808000" officeooo:rsid="00363d60" officeooo:paragraph-rsid="00363d60"/>
    </style:style>
    <style:style style:name="P28" style:family="paragraph" style:parent-style-name="Text_20_body">
      <style:text-properties fo:color="#808000" officeooo:rsid="00363d60" officeooo:paragraph-rsid="003bdf97"/>
    </style:style>
    <style:style style:name="P29" style:family="paragraph" style:parent-style-name="Text_20_body">
      <style:text-properties fo:color="#808000" officeooo:rsid="0039e8ab" officeooo:paragraph-rsid="0040091a"/>
    </style:style>
    <style:style style:name="P30" style:family="paragraph" style:parent-style-name="Text_20_body">
      <style:text-properties style:use-window-font-color="true" officeooo:paragraph-rsid="002e0f1d" fo:background-color="transparent"/>
    </style:style>
    <style:style style:name="P31" style:family="paragraph" style:parent-style-name="Text_20_body">
      <style:text-properties style:use-window-font-color="true" officeooo:paragraph-rsid="00330be9" fo:background-color="transparent"/>
    </style:style>
    <style:style style:name="P32" style:family="paragraph" style:parent-style-name="Text_20_body">
      <style:text-properties style:use-window-font-color="true" officeooo:rsid="002e0f1d" officeooo:paragraph-rsid="002e0f1d" fo:background-color="transparent"/>
    </style:style>
    <style:style style:name="P33" style:family="paragraph" style:parent-style-name="Text_20_body">
      <style:text-properties style:use-window-font-color="true" officeooo:rsid="003139cc" officeooo:paragraph-rsid="003139cc" fo:background-color="transparent"/>
    </style:style>
    <style:style style:name="P34" style:family="paragraph" style:parent-style-name="Text_20_body">
      <style:text-properties style:use-window-font-color="true" officeooo:rsid="00330be9" officeooo:paragraph-rsid="00330be9" fo:background-color="transparent"/>
    </style:style>
    <style:style style:name="P35" style:family="paragraph" style:parent-style-name="Text_20_body">
      <style:text-properties style:use-window-font-color="true" officeooo:paragraph-rsid="0057d478" fo:background-color="transparent"/>
    </style:style>
    <style:style style:name="P36" style:family="paragraph" style:parent-style-name="Text_20_body">
      <style:text-properties officeooo:paragraph-rsid="003387c1"/>
    </style:style>
    <style:style style:name="P37" style:family="paragraph" style:parent-style-name="Text_20_body">
      <style:text-properties officeooo:rsid="002e0f1d"/>
    </style:style>
    <style:style style:name="P38" style:family="paragraph" style:parent-style-name="Text_20_body">
      <style:text-properties officeooo:rsid="002e0f1d" officeooo:paragraph-rsid="002e0f1d"/>
    </style:style>
    <style:style style:name="P39" style:family="paragraph" style:parent-style-name="Text_20_body">
      <style:text-properties officeooo:rsid="003387c1" officeooo:paragraph-rsid="003387c1"/>
    </style:style>
    <style:style style:name="P40" style:family="paragraph" style:parent-style-name="Text_20_body">
      <style:text-properties officeooo:rsid="003539d1" officeooo:paragraph-rsid="003387c1"/>
    </style:style>
    <style:style style:name="P41" style:family="paragraph" style:parent-style-name="Text_20_body">
      <style:text-properties officeooo:rsid="003539d1" officeooo:paragraph-rsid="003539d1"/>
    </style:style>
    <style:style style:name="P42" style:family="paragraph" style:parent-style-name="Text_20_body">
      <style:text-properties officeooo:rsid="003539d1" officeooo:paragraph-rsid="0057d478"/>
    </style:style>
    <style:style style:name="P43" style:family="paragraph" style:parent-style-name="Text_20_body">
      <style:text-properties officeooo:rsid="00363d60" officeooo:paragraph-rsid="00363d60"/>
    </style:style>
    <style:style style:name="P44" style:family="paragraph" style:parent-style-name="Text_20_body">
      <style:text-properties officeooo:rsid="00363d60" officeooo:paragraph-rsid="0036970c"/>
    </style:style>
    <style:style style:name="P45" style:family="paragraph" style:parent-style-name="Text_20_body">
      <style:text-properties officeooo:rsid="00363d60" officeooo:paragraph-rsid="0040091a"/>
    </style:style>
    <style:style style:name="P46" style:family="paragraph" style:parent-style-name="Text_20_body">
      <style:text-properties officeooo:rsid="0039e8ab" officeooo:paragraph-rsid="0039e8ab"/>
    </style:style>
    <style:style style:name="P47" style:family="paragraph" style:parent-style-name="Text_20_body">
      <style:text-properties officeooo:paragraph-rsid="0040091a"/>
    </style:style>
    <style:style style:name="P48" style:family="paragraph" style:parent-style-name="Text_20_body">
      <style:text-properties officeooo:paragraph-rsid="00442c6a"/>
    </style:style>
    <style:style style:name="P49" style:family="paragraph" style:parent-style-name="Text_20_body">
      <style:text-properties officeooo:rsid="0043fd8b"/>
    </style:style>
    <style:style style:name="P50" style:family="paragraph" style:parent-style-name="Text_20_body">
      <style:text-properties style:font-name="DejaVu Sans Mono" fo:font-size="10.5pt" officeooo:rsid="00442c6a" officeooo:paragraph-rsid="00442c6a" style:font-size-asian="10.5pt" style:font-size-complex="10.5pt"/>
    </style:style>
    <style:style style:name="P51" style:family="paragraph" style:parent-style-name="Text_20_body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52" style:family="paragraph" style:parent-style-name="Text_20_body">
      <style:text-properties officeooo:rsid="0017148c"/>
    </style:style>
    <style:style style:name="P53" style:family="paragraph" style:parent-style-name="Text_20_body">
      <style:text-properties officeooo:paragraph-rsid="00574e44"/>
    </style:style>
    <style:style style:name="P54" style:family="paragraph" style:parent-style-name="Text_20_body">
      <style:paragraph-properties fo:margin-left="0in" fo:margin-right="0in" fo:text-indent="0.4898in" style:auto-text-indent="false"/>
      <style:text-properties style:font-name="Droid Sans Mono" fo:font-size="10.5pt" officeooo:rsid="001d141f" officeooo:paragraph-rsid="001d141f" style:font-size-asian="10.5pt" style:font-size-complex="10.5pt"/>
    </style:style>
    <style:style style:name="P55" style:family="paragraph" style:parent-style-name="Text_20_body">
      <style:paragraph-properties fo:margin-left="0in" fo:margin-right="0in" fo:text-indent="0.4898in" style:auto-text-indent="false"/>
      <style:text-properties style:font-name="Droid Sans Mono" fo:font-size="10.5pt" officeooo:rsid="0022dcb3" officeooo:paragraph-rsid="0022dcb3" style:font-size-asian="10.5pt" style:font-size-complex="10.5pt"/>
    </style:style>
    <style:style style:name="P56" style:family="paragraph" style:parent-style-name="Text_20_body">
      <style:paragraph-properties fo:margin-left="0in" fo:margin-right="0in" fo:text-indent="0.4898in" style:auto-text-indent="false"/>
      <style:text-properties style:font-name="Droid Sans Mono" fo:font-size="10.5pt" officeooo:rsid="00258192" officeooo:paragraph-rsid="00258192" style:font-size-asian="10.5pt" style:font-size-complex="10.5pt"/>
    </style:style>
    <style:style style:name="P57" style:family="paragraph" style:parent-style-name="Text_20_body">
      <style:paragraph-properties fo:margin-left="0in" fo:margin-right="0in" fo:text-indent="0.4898in" style:auto-text-indent="false"/>
      <style:text-properties style:font-name="Droid Sans Mono" fo:font-size="10.5pt" officeooo:rsid="0026b9a4" officeooo:paragraph-rsid="002e0f1d" style:font-size-asian="10.5pt" style:font-size-complex="10.5pt"/>
    </style:style>
    <style:style style:name="P58" style:family="paragraph" style:parent-style-name="Text_20_body">
      <style:paragraph-properties fo:margin-left="0in" fo:margin-right="0in" fo:text-indent="0.4689in" style:auto-text-indent="false"/>
      <style:text-properties style:font-name="Droid Sans Mono" fo:font-size="10.5pt" officeooo:rsid="001d141f" officeooo:paragraph-rsid="001d141f" style:font-size-asian="10.5pt" style:font-size-complex="10.5pt"/>
    </style:style>
    <style:style style:name="P59" style:family="paragraph" style:parent-style-name="Text_20_body">
      <style:paragraph-properties fo:margin-left="0in" fo:margin-right="0in" fo:text-indent="0.5in" style:auto-text-indent="false"/>
      <style:text-properties style:font-name="Droid Sans Mono" fo:font-size="10.5pt" officeooo:rsid="001d141f" officeooo:paragraph-rsid="001d141f" style:font-size-asian="10.5pt" style:font-size-complex="10.5pt"/>
    </style:style>
    <style:style style:name="P60" style:family="paragraph" style:parent-style-name="Text_20_body">
      <style:paragraph-properties fo:margin-left="0in" fo:margin-right="0in" fo:text-indent="0.448in" style:auto-text-indent="false"/>
      <style:text-properties style:font-name="Droid Sans Mono" fo:font-size="10.5pt" officeooo:rsid="001d141f" officeooo:paragraph-rsid="0022dcb3" style:font-size-asian="10.5pt" style:font-size-complex="10.5pt"/>
    </style:style>
    <style:style style:name="P61" style:family="paragraph" style:parent-style-name="Text_20_body">
      <style:paragraph-properties fo:margin-left="0in" fo:margin-right="0in" fo:text-indent="0.4583in" style:auto-text-indent="false"/>
      <style:text-properties style:font-name="Droid Sans Mono" fo:font-size="10.5pt" officeooo:rsid="001d141f" officeooo:paragraph-rsid="001d141f" style:font-size-asian="10.5pt" style:font-size-complex="10.5pt"/>
    </style:style>
    <style:style style:name="P62" style:family="paragraph" style:parent-style-name="Text_20_body">
      <style:paragraph-properties fo:margin-left="0in" fo:margin-right="0in" fo:text-indent="0in" style:auto-text-indent="false"/>
      <style:text-properties style:font-name="Droid Sans Mono" fo:font-size="10.5pt" officeooo:rsid="0023bcb8" officeooo:paragraph-rsid="0023bcb8" style:font-size-asian="10.5pt" style:font-size-complex="10.5pt"/>
    </style:style>
    <style:style style:name="P63" style:family="paragraph" style:parent-style-name="Text_20_body">
      <style:paragraph-properties fo:margin-left="0in" fo:margin-right="0in" fo:text-indent="0in" style:auto-text-indent="false"/>
      <style:text-properties style:font-name="Droid Sans Mono" fo:font-size="10.5pt" officeooo:rsid="00258192" officeooo:paragraph-rsid="00258192" style:font-size-asian="10.5pt" style:font-size-complex="10.5pt"/>
    </style:style>
    <style:style style:name="P64" style:family="paragraph" style:parent-style-name="Text_20_body">
      <style:paragraph-properties fo:margin-left="0in" fo:margin-right="0in" fo:text-indent="0in" style:auto-text-indent="false"/>
      <style:text-properties style:font-name="Droid Sans Mono" fo:font-size="10.5pt" officeooo:rsid="0026b9a4" officeooo:paragraph-rsid="002e0f1d" style:font-size-asian="10.5pt" style:font-size-complex="10.5pt"/>
    </style:style>
    <style:style style:name="P65" style:family="paragraph" style:parent-style-name="Text_20_body">
      <style:paragraph-properties fo:margin-left="0in" fo:margin-right="0in" fo:text-indent="0in" style:auto-text-indent="false"/>
      <style:text-properties officeooo:paragraph-rsid="0023bcb8"/>
    </style:style>
    <style:style style:name="P66" style:family="paragraph" style:parent-style-name="Text_20_body">
      <style:paragraph-properties fo:margin-left="0in" fo:margin-right="0in" fo:text-indent="0.552in" style:auto-text-indent="false"/>
      <style:text-properties style:font-name="Droid Sans Mono" fo:font-size="10.5pt" officeooo:rsid="001d141f" officeooo:paragraph-rsid="0022dcb3" style:font-size-asian="10.5pt" style:font-size-complex="10.5pt"/>
    </style:style>
    <style:style style:name="P67" style:family="paragraph" style:parent-style-name="Text_20_body">
      <style:paragraph-properties fo:margin-left="0in" fo:margin-right="0in" fo:text-indent="0.552in" style:auto-text-indent="false"/>
      <style:text-properties style:font-name="Droid Sans Mono" fo:font-size="10.5pt" officeooo:rsid="0022a1a7" officeooo:paragraph-rsid="0022a1a7" style:font-size-asian="10.5pt" style:font-size-complex="10.5pt"/>
    </style:style>
    <style:style style:name="P68" style:family="paragraph" style:parent-style-name="Text_20_body">
      <style:paragraph-properties fo:margin-left="0in" fo:margin-right="0in" fo:text-indent="0.5102in" style:auto-text-indent="false"/>
      <style:text-properties style:font-name="Droid Sans Mono" fo:font-size="10.5pt" officeooo:rsid="0022a1a7" officeooo:paragraph-rsid="0022a1a7" style:font-size-asian="10.5pt" style:font-size-complex="10.5pt"/>
    </style:style>
    <style:style style:name="P69" style:family="paragraph" style:parent-style-name="Text_20_body">
      <style:paragraph-properties fo:margin-left="0in" fo:margin-right="0in" fo:text-indent="0.4791in" style:auto-text-indent="false"/>
      <style:text-properties style:font-name="Droid Sans Mono" fo:font-size="10.5pt" officeooo:rsid="0022a1a7" officeooo:paragraph-rsid="0022a1a7" style:font-size-asian="10.5pt" style:font-size-complex="10.5pt"/>
    </style:style>
    <style:style style:name="P70" style:family="paragraph" style:parent-style-name="Text_20_body">
      <style:paragraph-properties fo:margin-left="0in" fo:margin-right="0in" fo:text-indent="0.4791in" style:auto-text-indent="false"/>
      <style:text-properties style:font-name="Droid Sans Mono" fo:font-size="10.5pt" officeooo:rsid="0022dcb3" officeooo:paragraph-rsid="0022dcb3" style:font-size-asian="10.5pt" style:font-size-complex="10.5pt"/>
    </style:style>
    <style:style style:name="P71" style:family="paragraph" style:parent-style-name="Text_20_body">
      <style:paragraph-properties fo:margin-left="0in" fo:margin-right="0in" fo:text-indent="0.4791in" style:auto-text-indent="false"/>
      <style:text-properties style:font-name="Droid Sans Mono" fo:font-size="10.5pt" officeooo:rsid="0026b9a4" officeooo:paragraph-rsid="002e0f1d" style:font-size-asian="10.5pt" style:font-size-complex="10.5pt"/>
    </style:style>
    <style:style style:name="P72" style:family="paragraph" style:parent-style-name="Text_20_body">
      <style:paragraph-properties fo:margin-left="0in" fo:margin-right="0in" fo:text-indent="0.5209in" style:auto-text-indent="false"/>
      <style:text-properties style:font-name="Droid Sans Mono" fo:font-size="10.5pt" officeooo:rsid="0022dcb3" officeooo:paragraph-rsid="0022dcb3" style:font-size-asian="10.5pt" style:font-size-complex="10.5pt"/>
    </style:style>
    <style:style style:name="P73" style:family="paragraph" style:parent-style-name="Text_20_body">
      <style:paragraph-properties fo:margin-left="0in" fo:margin-right="0in" fo:text-indent="0.5209in" style:auto-text-indent="false"/>
      <style:text-properties style:font-name="Droid Sans Mono" fo:font-size="10.5pt" officeooo:rsid="0022dcb3" officeooo:paragraph-rsid="002e0f1d" style:font-size-asian="10.5pt" style:font-size-complex="10.5pt"/>
    </style:style>
    <style:style style:name="P74" style:family="paragraph" style:parent-style-name="Text_20_body">
      <style:paragraph-properties fo:margin-left="0in" fo:margin-right="0in" fo:text-indent="0.5209in" style:auto-text-indent="false"/>
      <style:text-properties style:font-name="Droid Sans Mono" fo:font-size="10.5pt" officeooo:rsid="00258192" officeooo:paragraph-rsid="00258192" style:font-size-asian="10.5pt" style:font-size-complex="10.5pt"/>
    </style:style>
    <style:style style:name="P75" style:family="paragraph" style:parent-style-name="Text_20_body">
      <style:paragraph-properties fo:margin-left="0in" fo:margin-right="0in" fo:text-indent="0.5209in" style:auto-text-indent="false"/>
      <style:text-properties style:font-name="Droid Sans Mono" fo:font-size="10.5pt" officeooo:rsid="0026b9a4" officeooo:paragraph-rsid="002e0f1d" style:font-size-asian="10.5pt" style:font-size-complex="10.5pt"/>
    </style:style>
    <style:style style:name="P76" style:family="paragraph" style:parent-style-name="Text_20_body">
      <style:paragraph-properties fo:margin-left="0in" fo:margin-right="0in" fo:text-indent="0.3543in" style:auto-text-indent="false"/>
      <style:text-properties style:font-name="Droid Sans Mono" fo:font-size="10.5pt" officeooo:rsid="002cc9ba" officeooo:paragraph-rsid="002cc9ba" style:font-size-asian="10.5pt" style:font-size-complex="10.5pt"/>
    </style:style>
    <style:style style:name="P77" style:family="paragraph" style:parent-style-name="Standard">
      <style:paragraph-properties fo:break-before="page"/>
      <style:text-properties officeooo:paragraph-rsid="004fdc87"/>
    </style:style>
    <style:style style:name="P78" style:family="paragraph" style:parent-style-name="Standard">
      <style:text-properties officeooo:rsid="00164372" officeooo:paragraph-rsid="003f03fa"/>
    </style:style>
    <style:style style:name="P79" style:family="paragraph" style:parent-style-name="Standard" style:list-style-name="L29">
      <style:text-properties officeooo:rsid="0017148c" officeooo:paragraph-rsid="0052f716"/>
    </style:style>
    <style:style style:name="P80" style:family="paragraph" style:parent-style-name="Standard" style:list-style-name="L29">
      <style:text-properties officeooo:rsid="0017148c" officeooo:paragraph-rsid="00549d25"/>
    </style:style>
    <style:style style:name="P81" style:family="paragraph" style:parent-style-name="Standard">
      <style:text-properties officeooo:rsid="0017148c" officeooo:paragraph-rsid="0017148c"/>
    </style:style>
    <style:style style:name="P82" style:family="paragraph" style:parent-style-name="Standard" style:list-style-name="L29">
      <style:text-properties officeooo:rsid="00512a40" officeooo:paragraph-rsid="00512a40"/>
    </style:style>
    <style:style style:name="P83" style:family="paragraph" style:parent-style-name="Standard" style:list-style-name="L29">
      <style:text-properties officeooo:rsid="0052f716" officeooo:paragraph-rsid="0052f716"/>
    </style:style>
    <style:style style:name="P84" style:family="paragraph" style:parent-style-name="Standard" style:list-style-name="L29">
      <style:text-properties officeooo:rsid="00549d25" officeooo:paragraph-rsid="00549d25"/>
    </style:style>
    <style:style style:name="P85" style:family="paragraph" style:parent-style-name="Standard" style:list-style-name="L30"/>
    <style:style style:name="P86" style:family="paragraph" style:parent-style-name="Standard" style:list-style-name="L32"/>
    <style:style style:name="P87" style:family="paragraph" style:parent-style-name="Standard" style:list-style-name="L32">
      <style:text-properties officeooo:paragraph-rsid="0043fd8b"/>
    </style:style>
    <style:style style:name="P88" style:family="paragraph" style:parent-style-name="Standard" style:list-style-name="L33"/>
    <style:style style:name="P89" style:family="paragraph" style:parent-style-name="Text_20_body" style:list-style-name="L31">
      <style:text-properties officeooo:rsid="002e0f1d" officeooo:paragraph-rsid="002e0f1d"/>
    </style:style>
    <style:style style:name="P90" style:family="paragraph" style:parent-style-name="Text_20_body">
      <style:text-properties officeooo:rsid="002e0f1d" officeooo:paragraph-rsid="00574e44"/>
    </style:style>
    <style:style style:name="P91" style:family="paragraph" style:parent-style-name="Text_20_body">
      <style:text-properties fo:color="#808000" officeooo:rsid="0057d478" officeooo:paragraph-rsid="0057d478"/>
    </style:style>
    <style:style style:name="P92" style:family="paragraph" style:parent-style-name="Text_20_body">
      <style:text-properties officeooo:rsid="0043fd8b"/>
    </style:style>
    <style:style style:name="P93" style:family="paragraph" style:parent-style-name="Heading_20_2">
      <style:text-properties officeooo:paragraph-rsid="0046e08f"/>
    </style:style>
    <style:style style:name="P94" style:family="paragraph" style:parent-style-name="Heading_20_2">
      <style:text-properties officeooo:rsid="003dd530"/>
    </style:style>
    <style:style style:name="P95" style:family="paragraph" style:parent-style-name="Heading_20_2">
      <style:text-properties officeooo:rsid="003dd530" officeooo:paragraph-rsid="005aa664"/>
    </style:style>
    <style:style style:name="P96" style:family="paragraph" style:parent-style-name="Heading_20_1">
      <style:text-properties officeooo:rsid="002d22c8"/>
    </style:style>
    <style:style style:name="P97" style:family="paragraph" style:parent-style-name="Heading_20_1" style:master-page-name="">
      <style:paragraph-properties style:page-number="auto" fo:break-before="auto" fo:break-after="auto"/>
      <style:text-properties officeooo:rsid="0017148c"/>
    </style:style>
    <style:style style:name="P98" style:family="paragraph" style:parent-style-name="Heading_20_1">
      <style:paragraph-properties fo:break-before="page"/>
    </style:style>
    <style:style style:name="P99" style:family="paragraph" style:parent-style-name="Heading_20_3">
      <style:text-properties style:font-name="Droid Sans Mono" fo:font-size="10.5pt" fo:font-style="italic" officeooo:rsid="0022a1a7" style:font-size-asian="10.5pt" style:font-style-asian="italic" style:font-size-complex="10.5pt" style:font-style-complex="italic"/>
    </style:style>
    <style:style style:name="P10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0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03" style:family="paragraph">
      <style:paragraph-properties fo:margin-left="0in" fo:margin-right="0in" fo:margin-top="0in" fo:margin-bottom="0in" fo:line-height="100%" fo:text-align="center" fo:text-indent="0in"/>
    </style:style>
    <style:style style:name="P104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letter-kerning="true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style:paragraph-properties fo:margin-left="0in" fo:margin-right="0in" fo:margin-top="0in" fo:margin-bottom="0in" fo:line-height="100%" fo:text-align="end" fo:text-indent="0in"/>
    </style:style>
    <style:style style:name="P106" style:family="paragraph">
      <style:paragraph-properties fo:margin-left="0in" fo:margin-right="0in" fo:margin-top="0in" fo:margin-bottom="0in" fo:line-height="100%" fo:text-align="end" fo:text-indent="0in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letter-kerning="true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64372"/>
    </style:style>
    <style:style style:name="T2" style:family="text">
      <style:text-properties officeooo:rsid="0017148c"/>
    </style:style>
    <style:style style:name="T3" style:family="text">
      <style:text-properties officeooo:rsid="001abe46"/>
    </style:style>
    <style:style style:name="T4" style:family="text">
      <style:text-properties officeooo:rsid="001b92fb"/>
    </style:style>
    <style:style style:name="T5" style:family="text">
      <style:text-properties officeooo:rsid="001d141f"/>
    </style:style>
    <style:style style:name="T6" style:family="text">
      <style:text-properties style:font-name="Droid Sans Mono" fo:font-size="10.5pt" officeooo:rsid="0023bcb8" style:font-size-asian="10.5pt" style:font-size-complex="10.5pt"/>
    </style:style>
    <style:style style:name="T7" style:family="text">
      <style:text-properties officeooo:rsid="00204eb2"/>
    </style:style>
    <style:style style:name="T8" style:family="text">
      <style:text-properties officeooo:rsid="002b6cd8"/>
    </style:style>
    <style:style style:name="T9" style:family="text">
      <style:text-properties officeooo:rsid="002cc9ba"/>
    </style:style>
    <style:style style:name="T10" style:family="text">
      <style:text-properties officeooo:rsid="002d22c8"/>
    </style:style>
    <style:style style:name="T11" style:family="text">
      <style:text-properties officeooo:rsid="002e0f1d"/>
    </style:style>
    <style:style style:name="T12" style:family="text">
      <style:text-properties officeooo:rsid="003139cc"/>
    </style:style>
    <style:style style:name="T13" style:family="text">
      <style:text-properties officeooo:rsid="00330be9"/>
    </style:style>
    <style:style style:name="T14" style:family="text">
      <style:text-properties officeooo:rsid="003387c1"/>
    </style:style>
    <style:style style:name="T15" style:family="text">
      <style:text-properties officeooo:rsid="003539d1"/>
    </style:style>
    <style:style style:name="T16" style:family="text">
      <style:text-properties officeooo:rsid="003bdf97"/>
    </style:style>
    <style:style style:name="T17" style:family="text">
      <style:text-properties officeooo:rsid="003dd530"/>
    </style:style>
    <style:style style:name="T18" style:family="text">
      <style:text-properties officeooo:rsid="003f03fa"/>
    </style:style>
    <style:style style:name="T19" style:family="text">
      <style:text-properties officeooo:rsid="0040091a"/>
    </style:style>
    <style:style style:name="T20" style:family="text">
      <style:text-properties officeooo:rsid="00405a73"/>
    </style:style>
    <style:style style:name="T21" style:family="text">
      <style:text-properties officeooo:rsid="0043fd8b"/>
    </style:style>
    <style:style style:name="T22" style:family="text">
      <style:text-properties officeooo:rsid="001e52db"/>
    </style:style>
    <style:style style:name="T23" style:family="text">
      <style:text-properties officeooo:rsid="001ba016"/>
    </style:style>
    <style:style style:name="T24" style:family="text">
      <style:text-properties officeooo:rsid="00442c6a"/>
    </style:style>
    <style:style style:name="T25" style:family="text">
      <style:text-properties officeooo:rsid="00319ad3"/>
    </style:style>
    <style:style style:name="T26" style:family="text">
      <style:text-properties officeooo:rsid="0035144c"/>
    </style:style>
    <style:style style:name="T27" style:family="text">
      <style:text-properties officeooo:rsid="00360cf6"/>
    </style:style>
    <style:style style:name="T28" style:family="text">
      <style:text-properties officeooo:rsid="0046e08f"/>
    </style:style>
    <style:style style:name="T29" style:family="text">
      <style:text-properties officeooo:rsid="0049f4ce"/>
    </style:style>
    <style:style style:name="T30" style:family="text">
      <style:text-properties officeooo:rsid="004fdc87"/>
    </style:style>
    <style:style style:name="T31" style:family="text">
      <style:text-properties officeooo:rsid="0050fcb4"/>
    </style:style>
    <style:style style:name="T32" style:family="text">
      <style:text-properties officeooo:rsid="00512a40"/>
    </style:style>
    <style:style style:name="T33" style:family="text">
      <style:text-properties officeooo:rsid="0052f716"/>
    </style:style>
    <style:style style:name="T34" style:family="text">
      <style:text-properties officeooo:rsid="00549d25"/>
    </style:style>
    <style:style style:name="T35" style:family="text">
      <style:text-properties officeooo:rsid="00564f28"/>
    </style:style>
    <style:style style:name="T36" style:family="text">
      <style:text-properties officeooo:rsid="0057d478"/>
    </style:style>
    <style:style style:name="T37" style:family="text">
      <style:text-properties fo:color="#808000"/>
    </style:style>
    <style:style style:name="T38" style:family="text">
      <style:text-properties fo:color="#808000" officeooo:rsid="0040091a"/>
    </style:style>
    <style:style style:name="T39" style:family="text">
      <style:text-properties fo:color="#808000" officeooo:rsid="00405a73"/>
    </style:style>
    <style:style style:name="T40" style:family="text">
      <style:text-properties officeooo:rsid="005a9077"/>
    </style:style>
    <style:style style:name="T41" style:family="text">
      <style:text-properties officeooo:rsid="005aa664"/>
    </style:style>
    <style:style style:name="T42" style:family="text">
      <style:text-properties officeooo:rsid="005b6353"/>
    </style:style>
    <style:style style:name="T43" style:family="text"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letter-kerning="true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draw:auto-grow-height="false" fo:min-height="0.2953in" fo:min-width="0.19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bookmark-start text:name="__RefHeading__1114_1427197658"/>The Clobaframe Manual<text:bookmark-end text:name="__RefHeading__1114_1427197658"/></text:p>
      <text:p text:style-name="P18">For version 2.3 Last updated: 2013-09-03</text:p>
      <text:p text:style-name="Text_20_body"/>
      <text:p text:style-name="P52"/>
      <text:table-of-content text:style-name="Sect1" text:protected="true" text:name="内容目录1">
        <text:table-of-content-source text:outline-level="2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内容目录</text:p>
          </text:index-title>
          <text:p text:style-name="P101"><text:a xlink:type="simple" xlink:href="#__RefHeading__1118_1427197658" text:style-name="Index_20_Link" text:visited-style-name="Index_20_Link">1Clobaframe 在 web app 当中的角色<text:tab/>2</text:a></text:p>
          <text:p text:style-name="P101"><text:a xlink:type="simple" xlink:href="#__RefHeading__1241_1112260367" text:style-name="Index_20_Link" text:visited-style-name="Index_20_Link">2各个子模块的作用及依赖关系<text:tab/>3</text:a></text:p>
          <text:p text:style-name="P101"><text:a xlink:type="simple" xlink:href="#__RefHeading__6885_1452528826" text:style-name="Index_20_Link" text:visited-style-name="Index_20_Link">3使用示例<text:tab/>3</text:a></text:p>
          <text:p text:style-name="P102"><text:a xlink:type="simple" xlink:href="#__RefHeading__1124_1427197658" text:style-name="Index_20_Link" text:visited-style-name="Index_20_Link">3.1Query<text:tab/>3</text:a></text:p>
          <text:p text:style-name="P102"><text:a xlink:type="simple" xlink:href="#__RefHeading__1126_1427197658" text:style-name="Index_20_Link" text:visited-style-name="Index_20_Link">3.2Cache<text:tab/>5</text:a></text:p>
          <text:p text:style-name="P102"><text:a xlink:type="simple" xlink:href="#__RefHeading__1128_1427197658" text:style-name="Index_20_Link" text:visited-style-name="Index_20_Link">3.3Media<text:tab/>5</text:a></text:p>
          <text:p text:style-name="P102"><text:a xlink:type="simple" xlink:href="#__RefHeading__1130_1427197658" text:style-name="Index_20_Link" text:visited-style-name="Index_20_Link">3.4IO<text:tab/>6</text:a></text:p>
          <text:p text:style-name="P102"><text:a xlink:type="simple" xlink:href="#__RefHeading__1132_1427197658" text:style-name="Index_20_Link" text:visited-style-name="Index_20_Link">3.5Blob Store<text:tab/>7</text:a></text:p>
          <text:p text:style-name="P102"><text:a xlink:type="simple" xlink:href="#__RefHeading__1134_1427197658" text:style-name="Index_20_Link" text:visited-style-name="Index_20_Link">3.6Web Resource<text:tab/>8</text:a></text:p>
          <text:p text:style-name="P102"><text:a xlink:type="simple" xlink:href="#__RefHeading__1136_1427197658" text:style-name="Index_20_Link" text:visited-style-name="Index_20_Link">3.7Extra<text:tab/>8</text:a></text:p>
          <text:p text:style-name="P101"><text:a xlink:type="simple" xlink:href="#__RefHeading__1138_1427197658" text:style-name="Index_20_Link" text:visited-style-name="Index_20_Link">4Clobaframe 的配置文件<text:tab/>9</text:a></text:p>
          <text:p text:style-name="P101"><text:a xlink:type="simple" xlink:href="#__RefHeading__1140_1427197658" text:style-name="Index_20_Link" text:visited-style-name="Index_20_Link">5编译、测试和安装 <text:tab/>11</text:a></text:p>
          <text:p text:style-name="P102"><text:a xlink:type="simple" xlink:href="#__RefHeading__6887_1452528826" text:style-name="Index_20_Link" text:visited-style-name="Index_20_Link">5.1检出源代码<text:tab/>12</text:a></text:p>
          <text:p text:style-name="P102"><text:a xlink:type="simple" xlink:href="#__RefHeading__6889_1452528826" text:style-name="Index_20_Link" text:visited-style-name="Index_20_Link">5.2配置Apache Maven 3<text:tab/>12</text:a></text:p>
          <text:p text:style-name="P102"><text:a xlink:type="simple" xlink:href="#__RefHeading__6891_1452528826" text:style-name="Index_20_Link" text:visited-style-name="Index_20_Link">5.3配置memcached<text:tab/>12</text:a></text:p>
          <text:p text:style-name="P102"><text:a xlink:type="simple" xlink:href="#__RefHeading__9543_1452528826" text:style-name="Index_20_Link" text:visited-style-name="Index_20_Link">5.4创建本地 blobstore目录<text:tab/>13</text:a></text:p>
          <text:p text:style-name="P102"><text:a xlink:type="simple" xlink:href="#__RefHeading__1142_1427197658" text:style-name="Index_20_Link" text:visited-style-name="Index_20_Link">5.5编译<text:tab/>13</text:a></text:p>
          <text:p text:style-name="P102"><text:a xlink:type="simple" xlink:href="#__RefHeading__1285_1112260367" text:style-name="Index_20_Link" text:visited-style-name="Index_20_Link">5.6运行单元测试<text:tab/>13</text:a></text:p>
          <text:p text:style-name="P102"><text:a xlink:type="simple" xlink:href="#__RefHeading__6895_1452528826" text:style-name="Index_20_Link" text:visited-style-name="Index_20_Link">5.7打包<text:tab/>13</text:a></text:p>
          <text:p text:style-name="P102"><text:a xlink:type="simple" xlink:href="#__RefHeading__6897_1452528826" text:style-name="Index_20_Link" text:visited-style-name="Index_20_Link">5.8生成 JavaDoc<text:tab/>13</text:a></text:p>
          <text:p text:style-name="P102"><text:a xlink:type="simple" xlink:href="#__RefHeading__1144_1427197658" text:style-name="Index_20_Link" text:visited-style-name="Index_20_Link">5.9安装jar库到Maven本地仓库<text:tab/>13</text:a></text:p>
          <text:p text:style-name="P101"><text:a xlink:type="simple" xlink:href="#__RefHeading__1148_1427197658" text:style-name="Index_20_Link" text:visited-style-name="Index_20_Link">6在项目中使用 Clobaframe<text:tab/>14</text:a></text:p>
        </text:index-body>
      </text:table-of-content>
      <text:p text:style-name="P1"/>
      <text:p text:style-name="P78"/>
      <text:p text:style-name="P77"><text:span text:style-name="T1"><text:tab/>C</text:span><text:span text:style-name="T18">loba</text:span><text:span text:style-name="T2">frame 是一个</text:span><text:span text:style-name="T18">web应用程序的</text:span><text:span text:style-name="T2">基础设施框架，提供统一的接口</text:span><text:span text:style-name="T30">，</text:span><text:span text:style-name="T2">封装及抽象各种云服务（如 Amazon WebService, Google App Engine等），简化web程序调用云服务的过程。另外Coapframe 提供了 </text:span><text:span text:style-name="T30">web 应用程序常用的</text:span><text:span text:style-name="T2">功能封装，比如图片的处理</text:span><text:span text:style-name="T30">、对象集合的查询、web 资源的自动管理、音频和视频的元数据提取等，</text:span><text:span text:style-name="T2">为web应用程序提供必要的支持。目前该框架已经通过Apache协议开源（源码库地址 </text:span><text:a xlink:type="simple" xlink:href="https://github.com/ivarptr/clobaframe"><text:span text:style-name="T30">https://github.com/ivarptr/clobaframe</text:span></text:a><text:span text:style-name="T30"> </text:span><text:span text:style-name="T2">）。</text:span></text:p>
      <text:h text:style-name="P97" text:outline-level="1"><text:bookmark-start text:name="__RefHeading__1118_1427197658"/>Clobaframe 在 <text:span text:style-name="T31">web app 当中的角色</text:span><text:bookmark-end text:name="__RefHeading__1118_1427197658"/></text:h>
      <text:p text:style-name="P1"/>
      <text:p text:style-name="P1"><draw:g text:anchor-type="paragraph" draw:z-index="0" draw:style-name="gr1"><draw:custom-shape draw:style-name="gr2" draw:text-style-name="P104" svg:width="1.6004in" svg:height="0.6004in" svg:x="1.7in" svg:y="0.4783in"><text:p text:style-name="P103"><text:span text:style-name="T43">clobafram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106" svg:width="1.3504in" svg:height="0.2988in" svg:x="0in" svg:y="0in"><draw:text-box><text:p text:style-name="P105"><text:span text:style-name="T43">I/O</text:span></text:p></draw:text-box></draw:frame><draw:frame draw:style-name="gr4" draw:text-style-name="P106" svg:width="1.3504in" svg:height="0.3488in" svg:x="0in" svg:y="0.2898in"><draw:text-box><text:p text:style-name="P105"><text:span text:style-name="T43">Media</text:span></text:p></draw:text-box></draw:frame><draw:frame draw:style-name="gr4" draw:text-style-name="P106" svg:width="1.3504in" svg:height="0.3488in" svg:x="0in" svg:y="0.5626in"><draw:text-box><text:p text:style-name="P105"><text:span text:style-name="T43">Blob Store</text:span></text:p></draw:text-box></draw:frame><draw:frame draw:style-name="gr4" draw:text-style-name="P106" svg:width="1.3504in" svg:height="0.3488in" svg:x="0in" svg:y="0.8425in"><draw:text-box><text:p text:style-name="P105"><text:span text:style-name="T43">Web Resource</text:span></text:p></draw:text-box></draw:frame><draw:custom-shape draw:style-name="gr5" draw:text-style-name="P107" svg:width="0.2004in" svg:height="1.4213in" svg:x="1.35in" svg:y="0.1575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draw:style-name="gr2" draw:text-style-name="P104" svg:width="1.4504in" svg:height="0.6004in" svg:x="4in" svg:y="0.4783in"><text:p text:style-name="P103"><text:span text:style-name="T43">Web Framewor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6" draw:text-style-name="P107" svg:x1="3.35in" svg:y1="0.8287in" svg:x2="3.9in" svg:y2="0.8287in"><text:p/></draw:line><draw:frame draw:style-name="gr4" draw:text-style-name="P106" svg:width="1.3504in" svg:height="0.3488in" svg:x="0in" svg:y="1.1181in"><draw:text-box><text:p text:style-name="P105"><text:span text:style-name="T43">Caching</text:span></text:p></draw:text-box></draw:frame><draw:frame draw:style-name="gr3" draw:text-style-name="P106" svg:width="1.3504in" svg:height="0.2988in" svg:x="1.55in" svg:y="1.6783in"><draw:text-box><text:p text:style-name="P105"><text:span text:style-name="T43">Security</text:span></text:p></draw:text-box></draw:frame><draw:frame draw:style-name="gr4" draw:text-style-name="P106" svg:width="1.3504in" svg:height="0.3488in" svg:x="1.55in" svg:y="1.9681in"><draw:text-box><text:p text:style-name="P105"><text:span text:style-name="T43">i18n</text:span></text:p></draw:text-box></draw:frame><draw:frame draw:style-name="gr4" draw:text-style-name="P106" svg:width="1.3504in" svg:height="0.3488in" svg:x="1.55in" svg:y="2.2409in"><draw:text-box><text:p text:style-name="P105"><text:span text:style-name="T43">View Tools</text:span></text:p></draw:text-box></draw:frame><draw:custom-shape draw:style-name="gr5" draw:text-style-name="P107" svg:width="0.2004in" svg:height="0.8425in" svg:x="2.9in" svg:y="1.8362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line draw:style-name="gr7" draw:text-style-name="P107" svg:x1="3.15in" svg:y1="2.2374in" svg:x2="3.55in" svg:y2="2.2469in"><text:p/></draw:line><draw:line draw:style-name="gr7" draw:text-style-name="P107" svg:x1="3.55in" svg:y1="0.8287in" svg:x2="3.5614in" svg:y2="2.2287in"><text:p/></draw:line><draw:custom-shape draw:style-name="gr2" draw:text-style-name="P104" svg:width="1.4504in" svg:height="0.6004in" svg:x="5.9in" svg:y="0.4783in"><text:p text:style-name="P103"><text:span text:style-name="T43">Web Applicat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6" draw:text-style-name="P107" svg:x1="5.5in" svg:y1="0.7787in" svg:x2="5.85in" svg:y2="0.7787in"><text:p/></draw:line><draw:frame draw:style-name="gr3" draw:text-style-name="P106" svg:width="2.1504in" svg:height="0.2988in" svg:x="3.05in" svg:y="2.9516in"><draw:text-box><text:p text:style-name="P105"><text:span text:style-name="T43">View &amp; Script &amp; </text:span><text:span text:style-name="T43">Style Sheet</text:span></text:p></draw:text-box></draw:frame><draw:frame draw:style-name="gr4" draw:text-style-name="P106" svg:width="1.3504in" svg:height="0.3488in" svg:x="3.85in" svg:y="2.3681in"><draw:text-box><text:p text:style-name="P105"><text:span text:style-name="T43">Business Logic</text:span></text:p></draw:text-box></draw:frame><draw:frame draw:style-name="gr4" draw:text-style-name="P106" svg:width="1.8504in" svg:height="0.3488in" svg:x="3.35in" svg:y="2.6409in"><draw:text-box><text:p text:style-name="P105"><text:span text:style-name="T43">Model &amp; Controller</text:span></text:p></draw:text-box></draw:frame><draw:custom-shape draw:style-name="gr5" draw:text-style-name="P107" svg:width="0.2004in" svg:height="0.8441in" svg:x="5.25in" svg:y="2.2283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line draw:style-name="gr7" draw:text-style-name="P107" svg:x1="5.45in" svg:y1="2.6425in" svg:x2="5.6in" svg:y2="2.6425in"><text:p/></draw:line><draw:line draw:style-name="gr7" draw:text-style-name="P107" svg:x1="5.6106in" svg:y1="0.7787in" svg:x2="5.6in" svg:y2="2.6287in"><text:p/></draw:line><draw:custom-shape draw:style-name="gr2" draw:text-style-name="P104" svg:width="0.7504in" svg:height="1.1504in" svg:x="6.45in" svg:y="1.9783in"><text:p text:style-name="P103"><text:span text:style-name="T43">Browser</text:span></text:p><text:p text:style-name="P103"><text:span text:style-name="T43">or</text:span></text:p><text:p text:style-name="P103"><text:span text:style-name="T43">APP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" draw:text-style-name="P107" svg:width="0.1004in" svg:height="0.7004in" svg:x="6.75in" svg:y="1.2283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draw:style-name="gr4" draw:text-style-name="P106" svg:width="1.3504in" svg:height="0.3488in" svg:x="0in" svg:y="1.4307in"><draw:text-box><text:p text:style-name="P105"><text:span text:style-name="T43">Query</text:span></text:p></draw:text-box></draw:frame><draw:frame draw:style-name="gr4" draw:text-style-name="P106" svg:width="1.3504in" svg:height="0.3488in" svg:x="1.55in" svg:y="2.5283in"><draw:text-box><text:p text:style-name="P105"><text:span text:style-name="T43">Data Persistent</text:span></text:p></draw:text-box></draw:frame><draw:frame draw:style-name="gr4" draw:text-style-name="P106" svg:width="1.3504in" svg:height="0.3488in" svg:x="3.85in" svg:y="2.0807in"><draw:text-box><text:p text:style-name="P105"><text:span text:style-name="T43">Access Control</text:span></text:p></draw:text-box></draw:frame></draw:g></text:p>
      <text:p text:style-name="P1"/>
      <text:p text:style-name="P1"/>
      <text:p text:style-name="P1"/>
      <text:p text:style-name="P2"><text:span text:style-name="T3"><text:tab/>Clobaframe 并不是一个web框架，但为</text:span><text:span text:style-name="T18">可以跟现有的</text:span><text:span text:style-name="T3">web框架（比如</text:span><text:span text:style-name="T31"> Spring </text:span><text:span text:style-name="T18">Web MVC</text:span><text:span text:style-name="T3">）结合使用。典型的组合由 Clobaframe、Spring Framework、Spring Security、Spring Web MVC和 Apache Velocity 等组成，只需为项目添加必要的数据持久化模块和业务逻辑模块</text:span><text:span text:style-name="T31">，即可以快速搭建</text:span><text:span text:style-name="T3">web应用程序</text:span><text:span text:style-name="T4">。</text:span></text:p>
      <text:p text:style-name="P1"/>
      <text:h text:style-name="P98" text:outline-level="1"><text:bookmark-start text:name="__RefHeading__1241_1112260367"/>各个子模块的作用及依赖关系<text:bookmark-end text:name="__RefHeading__1241_1112260367"/></text:h>
      <text:p text:style-name="P1"/>
      <text:p text:style-name="P1"><draw:g text:anchor-type="paragraph" draw:z-index="1" draw:style-name="gr1"><draw:custom-shape draw:style-name="gr2" draw:text-style-name="P108" svg:width="1.4504in" svg:height="0.5504in" svg:x="0in" svg:y="0.0008in"><text:p text:style-name="P103"><text:span text:style-name="T44">quer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108" svg:width="1.4504in" svg:height="0.5504in" svg:x="0in" svg:y="0.7008in"><text:p text:style-name="P103"><text:span text:style-name="T44">cach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108" xml:id="id4" draw:id="id4" svg:width="1.4504in" svg:height="0.5504in" svg:x="2.2654in" svg:y="2.211in"><text:p text:style-name="P103"><text:span text:style-name="T44">medi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108" xml:id="id5" draw:id="id5" svg:width="1.4504in" svg:height="0.5504in" svg:x="2.2654in" svg:y="0.0008in"><text:p text:style-name="P103"><text:span text:style-name="T44">blobstor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108" xml:id="id2" draw:id="id2" svg:width="1.4504in" svg:height="0.5504in" svg:x="0in" svg:y="1.4508in"><text:p text:style-name="P103"><text:span text:style-name="T44">i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108" xml:id="id1" draw:id="id1" svg:width="1.4504in" svg:height="0.5504in" svg:x="2.2654in" svg:y="1.4508in"><text:p text:style-name="P103"><text:span text:style-name="T44">webresourc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6" draw:text-style-name="P107" draw:type="line" svg:x1="2.2654in" svg:y1="1.726in" svg:x2="1.45in" svg:y2="1.726in" draw:start-shape="id1" draw:start-glue-point="3" draw:end-shape="id2" draw:end-glue-point="1" svg:d="m5754 4384h-2071" svg:viewBox="0 0 2073 2"><text:p/></draw:connector><draw:custom-shape draw:style-name="gr2" draw:text-style-name="P108" xml:id="id3" draw:id="id3" svg:width="2.2004in" svg:height="0.5504in" svg:x="4.372in" svg:y="1.4508in"><text:p text:style-name="P103"><text:span text:style-name="T44">webresource-blobstor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6" draw:text-style-name="P107" draw:type="line" svg:x1="4.372in" svg:y1="1.726in" svg:x2="3.7154in" svg:y2="1.726in" draw:start-shape="id3" draw:start-glue-point="3" draw:end-shape="id1" draw:end-glue-point="1" svg:d="m11105 4384h-1668" svg:viewBox="0 0 1670 2"><text:p/></draw:connector><draw:custom-shape draw:style-name="gr2" draw:text-style-name="P108" svg:width="1.4504in" svg:height="0.5504in" svg:x="0in" svg:y="2.211in"><text:p text:style-name="P103"><text:span text:style-name="T44">extr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6" draw:text-style-name="P107" draw:type="curve" svg:x1="2.2654in" svg:y1="2.4862in" svg:x2="1.5307in" svg:y2="1.8543in" draw:start-shape="id4" draw:start-glue-point="3" svg:d="m5754 6315c-1775 0-843-1605-1866-1605" svg:viewBox="0 0 1868 1607"><text:p/></draw:connector><draw:connector draw:style-name="gr6" draw:text-style-name="P107" draw:type="curve" svg:x1="4.372in" svg:y1="1.726in" svg:x2="3.7154in" svg:y2="0.276in" draw:start-shape="id3" draw:start-glue-point="3" draw:end-shape="id5" draw:end-glue-point="1" svg:d="m11105 4384c-1248 0-414-3683-1668-3683" svg:viewBox="0 0 1670 3685"><text:p/></draw:connector><draw:connector draw:style-name="gr6" draw:text-style-name="P107" draw:type="curve" svg:x1="2.2654in" svg:y1="0.276in" svg:x2="1.4972in" svg:y2="1.6157in" draw:start-shape="id5" draw:start-glue-point="3" svg:d="m5754 701c-1838 0-864 3403-1951 3403" svg:viewBox="0 0 1953 3404"><text:p/></draw:connector></draw:g></text:p>
      <text:p text:style-name="P1"><text:tab/>Clobaframe 主要有如下几个子模块<text:span text:style-name="T32">：</text:span></text:p>
      <text:list xml:id="list3393282460978971373" text:style-name="L29">
        <text:list-item>
          <text:p text:style-name="P82">Query：实现对象集合的条件查询、排序、重组等功能。</text:p>
        </text:list-item>
        <text:list-item>
          <text:p text:style-name="P82">Cache：对缓存服务的统一封装，目前有两个实现：Ehcache 和 Memcached，前者为基于 jvm 内存缓存，虽然可以配置为分布式，不过一般用于开发阶段或者单服务器的生产环境。后者使用 Memcached 服务，有良好的分布式特性，支持Amazon ElastiCache缓存阵列。</text:p>
        </text:list-item>
        <text:list-item>
          <text:p text:style-name="P82">Media：主要由Image,Audio,Video三个小模块组成，Image包含一些常用的图片处理功能，比如缩放、裁剪、加水印等。Audio和Video主要用于提取元数据（Meta Data）</text:p>
        </text:list-item>
        <text:list-item>
          <text:p text:style-name="P83">IO：对二进制数据资源进行封装，同时提供将数据送数据至客户端/浏览器，或者从客户端/浏览器接收数据的功能。</text:p>
        </text:list-item>
        <text:list-item>
          <text:p text:style-name="P79"><text:span text:style-name="T33">Blob </text:span><text:span text:style-name="T34">S</text:span><text:span text:style-name="T33">tore：储存或读取二进制资源，一般用于将图片/声音/视频等用户资源储存于分布式的储存阵列当中（或者云服务）。</text:span></text:p>
        </text:list-item>
        <text:list-item>
          <text:p text:style-name="P80"><text:span text:style-name="T33">Web </text:span><text:span text:style-name="T34">Resource：自动管理web application的资源，包括图片/css样式表/js脚本等。</text:span></text:p>
        </text:list-item>
        <text:list-item>
          <text:p text:style-name="P84">Extra： 对一些常用但尚未独立成一个模块的功能集合。</text:p>
        </text:list-item>
      </text:list>
      <text:h text:style-name="P96" text:outline-level="1"><text:bookmark-start text:name="__RefHeading__6885_1452528826"/>使用示例<text:bookmark-end text:name="__RefHeading__6885_1452528826"/></text:h>
      <text:p text:style-name="P3"><text:span text:style-name="T5"><text:tab/>Clobaframe 各个模块的详细使用方法可以阅读</text:span><text:span text:style-name="T10">相关的</text:span><text:span text:style-name="T5">Java</text:span><text:span text:style-name="T7">D</text:span><text:span text:style-name="T5">oc，或者参考各模块的单元测试的代码</text:span><text:span text:style-name="T10">。</text:span><text:span text:style-name="T5">下面简单罗列一下功能及使用示例：</text:span></text:p>
      <text:h text:style-name="Heading_20_2" text:outline-level="2"><text:bookmark-start text:name="__RefHeading__1124_1427197658"/>Query<text:bookmark-end text:name="__RefHeading__1124_1427197658"/></text:h>
      <text:p text:style-name="Text_20_body"><text:tab/>考虑有个集合 ‘members’, 它有 4 个对象： </text:p>
      <text:p text:style-name="P10">{id:001, name:hello, gender:m, birth:1990-4-1} </text:p>
      <text:p text:style-name="P10">{id:002, name:world, gender:f, birth:1992-5-1} </text:p>
      <text:p text:style-name="P10">{id:003, name:foo, gender:f, birth:1994-8-1} </text:p>
      <text:p text:style-name="P10"><text:soft-page-break/>{id:004, name:bar, gender:m, birth:1996-1-1} </text:p>
      <text:p text:style-name="P17"/>
      <text:h text:style-name="Heading_20_3" text:outline-level="3"><text:bookmark-start text:name="__RefHeading__1243_1112260367"/>查询所有 ‘gender’='m’ 的对象<text:bookmark-end text:name="__RefHeading__1243_1112260367"/></text:h>
      <text:p text:style-name="P54">result = SimpleQuery.from(members).whereEquals("gender", "m").list(); </text:p>
      <text:p text:style-name="P10"/>
      <text:h text:style-name="Heading_20_3" text:outline-level="3"><text:bookmark-start text:name="__RefHeading__1245_1112260367"/>按照 <text:s/>‘birth’ 属性排序并找出第一个对象<text:bookmark-end text:name="__RefHeading__1245_1112260367"/></text:h>
      <text:p text:style-name="P61">result = SimpleQuery.from(members).orderBy("birth").first(); </text:p>
      <text:p text:style-name="P10"/>
      <text:h text:style-name="Heading_20_3" text:outline-level="3"><text:bookmark-start text:name="__RefHeading__1247_1112260367"/>先按照 ‘gender’ 排序然后再按 ‘birth’ 排序<text:bookmark-end text:name="__RefHeading__1247_1112260367"/></text:h>
      <text:p text:style-name="P60">result = SimpleQuery.from(members)</text:p>
      <text:p text:style-name="P60"><text:tab/>.orderBy("gender")</text:p>
      <text:p text:style-name="P60"><text:tab/>.orderBy("birth")</text:p>
      <text:p text:style-name="P60"><text:tab/>.list(); </text:p>
      <text:p text:style-name="P10"/>
      <text:h text:style-name="Heading_20_3" text:outline-level="3"><text:bookmark-start text:name="__RefHeading__1249_1112260367"/>查询所有 ‘birth’ 大于 ’1992-1-1′ 并小于 ’1996-1-1′ 的对象<text:bookmark-end text:name="__RefHeading__1249_1112260367"/></text:h>
      <text:p text:style-name="P54">result = SimpleQuery.from(members) </text:p>
      <text:p text:style-name="P54"><text:s text:c="2"/>.whereGreaterThan("birth", date1) </text:p>
      <text:p text:style-name="P54"><text:s text:c="2"/>.whereLessThan("birth", date2) </text:p>
      <text:p text:style-name="P54"><text:s text:c="2"/>.list(); </text:p>
      <text:p text:style-name="P10"/>
      <text:h text:style-name="Heading_20_3" text:outline-level="3"><text:bookmark-start text:name="__RefHeading__1251_1112260367"/>查询所有 ‘gender’='f’ 的对象然后按照 ‘name’ 排序<text:bookmark-end text:name="__RefHeading__1251_1112260367"/></text:h>
      <text:p text:style-name="P66">result = SimpleQuery.from(members)</text:p>
      <text:p text:style-name="P66"><text:tab/>.whereEquals("gender","f")</text:p>
      <text:p text:style-name="P66"><text:tab/>.orderBy("name")</text:p>
      <text:p text:style-name="P66"><text:tab/>.list(); </text:p>
      <text:p text:style-name="P10"/>
      <text:h text:style-name="Heading_20_3" text:outline-level="3"><text:bookmark-start text:name="__RefHeading__1253_1112260367"/>查询所有 ‘id’ 大于 ’003′ 或者 ‘name’ 等于 ‘hello’ 的对象<text:bookmark-end text:name="__RefHeading__1253_1112260367"/></text:h>
      <text:p text:style-name="P58">result = SimpleQuery </text:p>
      <text:p text:style-name="P58"><text:s text:c="2"/>.from(members) </text:p>
      <text:p text:style-name="P58"><text:soft-page-break/><text:s text:c="2"/>.where(PredicateFactory.or( </text:p>
      <text:p text:style-name="P58"><text:s text:c="4"/>PredicateFactory.greaterThan("id", "003"), </text:p>
      <text:p text:style-name="P58"><text:s text:c="4"/>PredicateFactory.equals("name", "hello"))) </text:p>
      <text:p text:style-name="P58"><text:s text:c="2"/>.list(); </text:p>
      <text:p text:style-name="P17"/>
      <text:h text:style-name="Heading_20_3" text:outline-level="3"><text:bookmark-start text:name="__RefHeading__1255_1112260367"/>查询所有 ‘gender’='m’ 的对象，然后返回只包含 'name'属性的新对象<text:bookmark-end text:name="__RefHeading__1255_1112260367"/></text:h>
      <text:p text:style-name="P58"><text:bookmark-start text:name="__DdeLink__105_1385170484"/>result = SimpleQuery.from(members).whereEquals("gender", "m").select(“name”);<text:bookmark-end text:name="__DdeLink__105_1385170484"/></text:p>
      <text:p text:style-name="P17"/>
      <text:h text:style-name="Heading_20_3" text:outline-level="3"><text:bookmark-start text:name="__RefHeading__1257_1112260367"/>返回所有对象由 'id' 和 'name' 属性组成的新对象<text:bookmark-end text:name="__RefHeading__1257_1112260367"/></text:h>
      <text:p text:style-name="P59">result = SimpleQuery.from(members).whereEquals("gender", "m").select(“id”, “name”);</text:p>
      <text:p text:style-name="P10"/>
      <text:h text:style-name="Heading_20_2" text:outline-level="2"><text:bookmark-start text:name="__RefHeading__1126_1427197658"/>Cache<text:bookmark-end text:name="__RefHeading__1126_1427197658"/></text:h>
      <text:h text:style-name="P99" text:outline-level="3"><text:bookmark-start text:name="__RefHeading__1259_1112260367"/>将字符串 压入缓存<text:bookmark-end text:name="__RefHeading__1259_1112260367"/></text:h>
      <text:p text:style-name="P68">cache.put("key001", "foo"); </text:p>
      <text:p text:style-name="P68">cache.put("key002", "bar"); </text:p>
      <text:p text:style-name="P11"><text:s/></text:p>
      <text:h text:style-name="Heading_20_3" text:outline-level="3"><text:bookmark-start text:name="__RefHeading__1261_1112260367"/>从缓存中获取 <text:bookmark-end text:name="__RefHeading__1261_1112260367"/></text:h>
      <text:p text:style-name="P67">String s1 = (String)cache.get("key001"); // s1 will equals "foo" </text:p>
      <text:p text:style-name="P67">String s2 = (String)cache.get("key002"); // s2 will equals "bar" </text:p>
      <text:p text:style-name="P11"/>
      <text:h text:style-name="Heading_20_3" text:outline-level="3"><text:bookmark-start text:name="__RefHeading__1263_1112260367"/>删除缓存项<text:bookmark-end text:name="__RefHeading__1263_1112260367"/></text:h>
      <text:p text:style-name="P69">cache.delete("key001"); </text:p>
      <text:p text:style-name="P11"/>
      <text:h text:style-name="Heading_20_2" text:outline-level="2"><text:bookmark-start text:name="__RefHeading__1128_1427197658"/>Media<text:bookmark-end text:name="__RefHeading__1128_1427197658"/></text:h>
      <text:p text:style-name="Text_20_body"><text:tab/></text:p>
      <text:h text:style-name="Heading_20_3" text:outline-level="3"><text:bookmark-start text:name="__RefHeading__1265_1112260367"/><text:soft-page-break/>缩放图片，将图片缩放至 200x200px<text:bookmark-end text:name="__RefHeading__1265_1112260367"/></text:h>
      <text:p text:style-name="P55">File file = new File("..."); </text:p>
      <text:p text:style-name="P55">Image image = <text:span text:style-name="T35">(Image)media</text:span>Factory.make(file); </text:p>
      <text:p text:style-name="P55">Transform transform = imaging.<text:span text:style-name="T35">r</text:span>eize(200, 200); </text:p>
      <text:p text:style-name="P55">Image newimage = imaging.apply(transform); </text:p>
      <text:p text:style-name="P12"/>
      <text:h text:style-name="Heading_20_3" text:outline-level="3"><text:bookmark-start text:name="__RefHeading__1267_1112260367"/>为图片添加字体为“Arial” 32像素内容为“Watermark ”的蓝色透明度为75%的水印<text:bookmark-end text:name="__RefHeading__1267_1112260367"/></text:h>
      <text:p text:style-name="P72">File file = getFileByName("test.png"); </text:p>
      <text:p text:style-name="P72">Image image = <text:span text:style-name="T35">(Image)media</text:span>Factory.make(file); </text:p>
      <text:p text:style-name="P72">Font font = new Font("Arial", Font.BOLD, 32); </text:p>
      <text:p text:style-name="P72">Composite composite = imaging.<text:span text:style-name="T35">t</text:span>ext("Watermark", font, Color.blue, 100, 100, 0.75F); </text:p>
      <text:p text:style-name="P72">Image newimage = imaging.apply(image, composites); </text:p>
      <text:p text:style-name="P12"/>
      <text:h text:style-name="Heading_20_2" text:outline-level="2"><text:bookmark-start text:name="__RefHeading__1130_1427197658"/>IO<text:bookmark-end text:name="__RefHeading__1130_1427197658"/></text:h>
      <text:h text:style-name="Heading_20_3" text:outline-level="3"><text:bookmark-start text:name="__RefHeading__1269_1112260367"/>从客户端浏览器接收文件<text:bookmark-end text:name="__RefHeading__1269_1112260367"/></text:h>
      <text:p text:style-name="P70">List&lt;UploadedResourceInfo&gt; resourceInfos = resourceReceiver.receive(request); </text:p>
      <text:p text:style-name="P70">for(UploadedResourceInfo resourceInfo : resourceInfos){ </text:p>
      <text:p text:style-name="P70">if (!resourceInfo.is<text:span text:style-name="T35">FormField</text:span>()){ </text:p>
      <text:p text:style-name="P70"><text:s text:c="4"/>ResourceContent resourceContent = resourceInfo.getContentSnapshot(); </text:p>
      <text:p text:style-name="P70"><text:s text:c="4"/>... </text:p>
      <text:p text:style-name="P70">}else{ </text:p>
      <text:p text:style-name="P70"><text:s text:c="4"/>System.out.println(resourceInfo.getContentAsString()); </text:p>
      <text:p text:style-name="P70">} </text:p>
      <text:p text:style-name="P12"/>
      <text:h text:style-name="Heading_20_3" text:outline-level="3"><text:bookmark-start text:name="__RefHeading__1271_1112260367"/>发送数据至客户端<text:bookmark-end text:name="__RefHeading__1271_1112260367"/></text:h>
      <text:p text:style-name="P70">Resource resource = ...; </text:p>
      <text:p text:style-name="P70">resourceSender.send(resource, request, response); </text:p>
      <text:p text:style-name="P70"/>
      <text:h text:style-name="Heading_20_2" text:outline-level="2"><text:bookmark-start text:name="__RefHeading__1132_1427197658"/><text:soft-page-break/>Blob Store<text:bookmark-end text:name="__RefHeading__1132_1427197658"/></text:h>
      <text:p text:style-name="Text_20_body"><text:tab/>对于 BlobStore 来说，资源使用一个惟一码来标识和访问，资源之间没有目录层次结构。但可以使用”/”或”-”等不用于命名的符号模拟目录层次结构，在列举资源时底层会筛选以某个字符串开头的资源。另外资源可以分别储存于不同的集合当中，每个集合称之为“Bucket”。分集合储存资源的一个好处是可以对资源的性质进行分类管理，比如把用户的临死文件放在某一个bucket当中，在系统维护阶段可以将这个bucket进行清空操作。</text:p>
      <text:p text:style-name="P64"/>
      <text:h text:style-name="Heading_20_3" text:outline-level="3"><text:bookmark-start text:name="__RefHeading__1273_1112260367"/>储存资源<text:bookmark-end text:name="__RefHeading__1273_1112260367"/></text:h>
      <text:p text:style-name="P57">InputStream in = ... </text:p>
      <text:p text:style-name="P57">BlobKey blobKey = new BlobKey("bucket001", "key-001"); // make sure the "bucket001" bucket has already exists. </text:p>
      <text:p text:style-name="P57">BlobInfo blobInfo = blobInfoFactory.createBlobInfo(blobKey, data.length, "image/jpeg", in); </text:p>
      <text:p text:style-name="P57">blobstore.put(blobInfo); </text:p>
      <text:p text:style-name="P64"/>
      <text:h text:style-name="Heading_20_3" text:outline-level="3"><text:bookmark-start text:name="__RefHeading__1275_1112260367"/>获取指定资源 <text:bookmark-end text:name="__RefHeading__1275_1112260367"/></text:h>
      <text:p text:style-name="P75">BlobKey blobKey = new BlobKey("bucketName", "key-002"); </text:p>
      <text:p text:style-name="P75">BlobInfo blobInfo = blobstore.get(blobKey); </text:p>
      <text:p text:style-name="P75">BlobContent blobContent = blobInfo.getContentSnapshot(); </text:p>
      <text:p text:style-name="P75">InputStream in = blobContent.getInputStream(); </text:p>
      <text:p text:style-name="P75">... </text:p>
      <text:p text:style-name="P75">blobContent.close(); </text:p>
      <text:p text:style-name="P64"/>
      <text:h text:style-name="Heading_20_3" text:outline-level="3"><text:bookmark-start text:name="__RefHeading__1277_1112260367"/>删除指定资源<text:bookmark-end text:name="__RefHeading__1277_1112260367"/></text:h>
      <text:p text:style-name="P71">BlobKey blobKey = new BlobKey("bucketName", "key-003"); </text:p>
      <text:p text:style-name="P71">blobstore.delete(blobKey); </text:p>
      <text:p text:style-name="P64"/>
      <text:h text:style-name="Heading_20_3" text:outline-level="3"><text:bookmark-start text:name="__RefHeading__1279_1112260367"/>列举资源 <text:bookmark-end text:name="__RefHeading__1279_1112260367"/></text:h>
      <text:p text:style-name="P75">BlobKey blobKeyPrefix = new BlobKey("bucketName", "key-"); </text:p>
      <text:p text:style-name="P75">PartialCollection blobs1 = blobstore.list(blobKeyPrefix); </text:p>
      <text:p text:style-name="P75">... </text:p>
      <text:p text:style-name="P75">while (blobs1.hasMore()){ </text:p>
      <text:p text:style-name="P75"><text:soft-page-break/><text:s text:c="4"/>PartialCollection blobs2 = blobstore.listNext(blobs) </text:p>
      <text:p text:style-name="P75"><text:s text:c="4"/>... </text:p>
      <text:p text:style-name="P73">} </text:p>
      <text:h text:style-name="Heading_20_2" text:outline-level="2"><text:bookmark-start text:name="__RefHeading__1134_1427197658"/>Web Resource<text:bookmark-end text:name="__RefHeading__1134_1427197658"/></text:h>
      <text:p text:style-name="Text_20_body"><text:tab/>该模块还提供了替代css样式表和js脚本当中对资源名称为实际访问全路径（URL）的功能<text:span text:style-name="T35">，</text:span><text:tab/>在css或者js当中可以使用占位符 "[[RESOURCE_NAME]]" 代表网页资源，在运行Web应用程序时，</text:p>
      <text:p text:style-name="Text_20_body">占位符将会自动替换为对应资源的直接访问全路径。比如现有样式表 "common.css" 和图片"logo.png", 如果你希望在Web应用程序运行时样式表能正确指向图片文件，则可以这样引用：</text:p>
      <text:p text:style-name="P62"/>
      <text:p text:style-name="P62">#button { </text:p>
      <text:p text:style-name="P62"><text:s text:c="4"/>background: url("[[logo.png]]") no-repeat 0px 0px; </text:p>
      <text:p text:style-name="P62">} </text:p>
      <text:p text:style-name="P65"><text:span text:style-name="T6"><text:tab/></text:span>在代码中<text:span text:style-name="T35">（比如 <text:s/>html 和 <text:s/>css 当中）</text:span>均使用“资源名称”来指定资源，资源名称是相对于配置指定的资源目录的相对路径，如“css/common.css”、”image/social/twitter.png”。</text:p>
      <text:p text:style-name="P62"/>
      <text:h text:style-name="Heading_20_3" text:outline-level="3"><text:bookmark-start text:name="__RefHeading__1281_1112260367"/>根据资源名称获取资源对象<text:bookmark-end text:name="__RefHeading__1281_1112260367"/></text:h>
      <text:p text:style-name="P56">WebResourceInfo resource = webResourceService.getResource("main.css"); </text:p>
      <text:p text:style-name="P56">// get the resource location </text:p>
      <text:p text:style-name="P56">String url = webResourceService.getLocation(resource); </text:p>
      <text:p text:style-name="P56">// or </text:p>
      <text:p text:style-name="P56">String url = webResourceService.getLocation("main.css"); </text:p>
      <text:p text:style-name="P63"/>
      <text:h text:style-name="Heading_20_3" text:outline-level="3"><text:bookmark-start text:name="__RefHeading__1283_1112260367"/>发送指定资源给客户端<text:bookmark-end text:name="__RefHeading__1283_1112260367"/></text:h>
      <text:p text:style-name="P74">webResourceSender.send("main.css", request, response); </text:p>
      <text:p text:style-name="P63"/>
      <text:h text:style-name="Heading_20_2" text:outline-level="2"><text:bookmark-start text:name="__RefHeading__1136_1427197658"/>Extra<text:bookmark-end text:name="__RefHeading__1136_1427197658"/></text:h>
      <text:p text:style-name="Text_20_body"><text:tab/><text:bookmark-start text:name="__DdeLink__1297_1895682822"/>对一些常用但尚未独立成一个模块的功能集合<text:bookmark-end text:name="__DdeLink__1297_1895682822"/>。包含：</text:p>
      <text:list xml:id="list6583553403503521687" text:style-name="L30">
        <text:list-item>
          <text:p text:style-name="P85">DynaModel：动态Model，用于Web的Controller与View之间的数据传输Model，主要目的是为Java的静态语言特性提供动态语言的有限模拟</text:p>
        </text:list-item>
        <text:list-item>
          <text:p text:style-name="P85">Mail：用于发送纯文本或者HTML格式邮件，支持邮件模板。</text:p>
        </text:list-item>
      </text:list>
      <text:p text:style-name="Text_20_body"/>
      <text:h text:style-name="Heading_20_1" text:outline-level="1"><text:bookmark-start text:name="__RefHeading__1138_1427197658"/><text:soft-page-break/>Clobaframe 的配置文件<text:bookmark-end text:name="__RefHeading__1138_1427197658"/></text:h>
      <text:p text:style-name="P19"><text:span text:style-name="T11"><text:tab/>Clobaframe 的默认配置文件为 clobaframe.properties，并由 Spring Framework 以 </text:span><text:bookmark-start text:name="__DdeLink__1306_1092181233"/><text:span text:style-name="T11">PropertyPlaceholderConfigurer</text:span><text:bookmark-end text:name="__DdeLink__1306_1092181233"/><text:span text:style-name="T11"> 的形式引入项目，配置文件的内容可以根据所用到的子模块进行增减。配置内容也可以存在于其他属性文件，只要由 <text:s/>PropertyPlaceholderConfigurer 引入项目即可。</text:span></text:p>
      <text:p text:style-name="P38"><text:tab/>对于配置内容中的资源路径表示方法，由于采用了 Spring Framework，所以有两种形式：</text:p>
      <text:list xml:id="list4024961686253906755" text:style-name="L31">
        <text:list-item>
          <text:p text:style-name="P89">classpath:some.package.name.subname</text:p>
        </text:list-item>
        <text:list-item>
          <text:p text:style-name="P89">file:path/relate/to/src/folder</text:p>
        </text:list-item>
      </text:list>
      <text:p text:style-name="P53"><text:tab/>如果省略 <text:span text:style-name="T11">classpath: 或者 file: 前缀，则由当前项目运行时的 Application Context 的类型决定，比如在单元测试环境下默认的是 file，而在 Servlet 容器当中，默认的是 classpath。因此建议不要省略路径前缀。</text:span></text:p>
      <text:p text:style-name="P90"><text:tab/>下面是主要的配置项及其作用：</text:p>
      <text:p text:style-name="P37"/>
      <text:p text:style-name="P20">cache.agent=memcached</text:p>
      <text:p text:style-name="P35"><text:span text:style-name="T13">#</text:span><text:span text:style-name="T11">指定cahce使用的实现的名称，目前有3个实现：null，ehcache，memcached。第一个用于禁用缓存，一般用于单元测试阶段，第二个用于开发环境或者单服务器，第三个用于生产环境或者多服务器。</text:span></text:p>
      <text:p text:style-name="P32"/>
      <text:p text:style-name="P20">cache.memcached.servers=127.0.0.1:11211</text:p>
      <text:p text:style-name="P30"><text:span text:style-name="T13">#</text:span><text:span text:style-name="T11">指定 memcached 的服务器地址及其服务端口，多个cache服务器可以使用逗号分隔，比如：'host1:11211,host2:11211,host3:11211'</text:span></text:p>
      <text:p text:style-name="P32"/>
      <text:p text:style-name="P21">cache.memcached.protocol=BINARY</text:p>
      <text:p text:style-name="P30"><text:span text:style-name="T13">#</text:span><text:span text:style-name="T11">指定memcached 的通信协议，使用BINARY可以提高更好的性能，详细文档参考memcached。</text:span></text:p>
      <text:p text:style-name="P32"/>
      <text:p text:style-name="P20">cache.ehcache.region=common</text:p>
      <text:p text:style-name="P30"><text:span text:style-name="T13">#</text:span><text:span text:style-name="T11">指定encache服务当中用于cache的域的名称。因为encache服务可能会配置有多个域，有些域可能用于其他服务（比如 hibernate二级缓存），因此需要在此指定用于coapframe cache服务的域的</text:span><text:span text:style-name="T11">名称。</text:span></text:p>
      <text:p text:style-name="P32"/>
      <text:p text:style-name="P21">cache.ehcache.configuration=classpath:ehcache.xml</text:p>
      <text:p text:style-name="P30"><text:span text:style-name="T13">#</text:span><text:span text:style-name="T11">指定encache的配置文件名称</text:span></text:p>
      <text:p text:style-name="P32"/>
      <text:p text:style-name="P22"><text:span text:style-name="T36">media</text:span>.maxHandleSize=2048</text:p>
      <text:p text:style-name="P35"><text:span text:style-name="T13">#</text:span><text:span text:style-name="T12">指定 </text:span><text:span text:style-name="T36">media</text:span><text:span text:style-name="T12">最大能处理的媒体的大小，单位为KB，用于防止待处理的比如图片</text:span><text:span text:style-name="T36">、音频、视频等</text:span><text:span text:style-name="T12">过大以</text:span><text:soft-page-break/><text:span text:style-name="T12">致消耗过多的内存资源。</text:span></text:p>
      <text:p text:style-name="P33"/>
      <text:p text:style-name="P23">blobstore.agent=local</text:p>
      <text:p text:style-name="P31"><text:span text:style-name="T13">#指定 blobstore 使用的实现的名称，</text:span><text:span text:style-name="T36">Clobaframe自带一个本地实现，</text:span><text:span text:style-name="T13">使用本地硬盘作为 blobstore 的数据储存方式，由于本地硬盘不易于动态扩展容量而且不支持指定的meta data和content type（mime type名称），所以只能用于开发和调试阶段。如果需要使用云存储服务</text:span><text:span text:style-name="T36">（比如</text:span><text:span text:style-name="T13">Amazon S3</text:span><text:span text:style-name="T36">）</text:span><text:span text:style-name="T13">，可以查看另一个项目</text:span><text:span text:style-name="T36">clobaframe-amazon</text:span><text:span text:style-name="T13">。</text:span></text:p>
      <text:p text:style-name="P34"/>
      <text:p text:style-name="P20">blobstore.local.path=file:/home/arch/blobstore</text:p>
      <text:p text:style-name="P34">#本地储存的目录，如果采用相对路径，在 web application 当中这个路径是相对于'src/main/webapp'目录的路径。建议写成绝对路径。</text:p>
      <text:p text:style-name="P19"/>
      <text:p text:style-name="P20"><text:span text:style-name="T36">io</text:span>.maxUploadSize=1024</text:p>
      <text:p text:style-name="P39">#指定webio最大支持上传数据的大小，单位为KB。通过此项配置可以防止用户上传过大的数据/文件导致服务器内存消耗。</text:p>
      <text:p text:style-name="P39"/>
      <text:p text:style-name="P25">webresource.strategy=local</text:p>
      <text:p text:style-name="P47"><text:span text:style-name="T14">#指定webresource使用的实现的名称。目前有2个实现：local和blobstore。第一个使用本地硬盘储存web资源（图片、样式表和脚本等），这个实现要求web application增加一个</text:span><text:span text:style-name="T36">URL</text:span><text:span text:style-name="T14">路由负责发送资源数据，因此适用于开发或者单服务器环境。第二个使用</text:span><text:span text:style-name="T19"> Blobstore</text:span><text:span text:style-name="T14">储存web资源，将web资源交由</text:span><text:span text:style-name="T19">Blobstore </text:span><text:span text:style-name="T14">托管可以有效减轻服务器的负担，并且可以通过设置CDN</text:span><text:span text:style-name="T19">（比如</text:span><text:span text:style-name="T14">Amazon CloudFront</text:span><text:span text:style-name="T19">）</text:span><text:span text:style-name="T14">将web资源</text:span><text:span text:style-name="T15">较快速地发送给用户浏览器。</text:span></text:p>
      <text:p text:style-name="P40"/>
      <text:p text:style-name="P25">webresource.cacheSeconds=0</text:p>
      <text:p text:style-name="P41">#指定资源的缓存时间间隔，单位为秒。设置为0表示不使用缓存（仅适合用于开发阶段）；设置为负数（如-1）表示总是缓存；在生产环境中一般取30～60之间的数值即可。</text:p>
      <text:p text:style-name="P26"/>
      <text:p text:style-name="P25">webresource.local.path=file:src/test/resources/sample/web</text:p>
      <text:p text:style-name="P36"><text:span text:style-name="T15">#</text:span><text:span text:style-name="T14">指定</text:span><text:span text:style-name="T15">web资源的路径。</text:span></text:p>
      <text:p text:style-name="P40"/>
      <text:p text:style-name="P25">webresource.local.location=/web/</text:p>
      <text:p text:style-name="P42">#指定访问web资源的URL路由。</text:p>
      <text:p text:style-name="P41"/>
      <text:p text:style-name="P27">webresource.<text:span text:style-name="T16">blobstore</text:span>.bucketName=test-clobaframe-bucket</text:p>
      <text:p text:style-name="P43"><text:soft-page-break/>#指定当使用<text:span text:style-name="T19">Blobstore</text:span>托管web资源时所采用的bucket的名称</text:p>
      <text:p text:style-name="P43"/>
      <text:p text:style-name="P28">webresource.<text:span text:style-name="T16">blobstore</text:span>.keyNamePrefix=r-</text:p>
      <text:p text:style-name="P45">#储存于<text:span text:style-name="T19">Blobstore</text:span>的资源的名称的前缀。</text:p>
      <text:p text:style-name="P44"/>
      <text:p text:style-name="P28">webresource.<text:span text:style-name="T16">blobstore</text:span>.location=https://s3.amazonaws.com/test-clobaframe-bucket/</text:p>
      <text:p text:style-name="P44">#web资源的访问URL。</text:p>
      <text:p text:style-name="P44"/>
      <text:p text:style-name="P28">webresource.<text:span text:style-name="T16">blobstore</text:span>.sync=true</text:p>
      <text:p text:style-name="P45">#是否每次启动应用程序都同步储存于<text:span text:style-name="T19">Blobstore</text:span>的web资源。</text:p>
      <text:p text:style-name="P43"/>
      <text:p text:style-name="P28">webresource.<text:span text:style-name="T16">blobstore</text:span>.autoCreateBucket=true</text:p>
      <text:p text:style-name="P43">#在同步的时候，如果指定bucket不存在，是否自动创建bucket。</text:p>
      <text:p text:style-name="P43"/>
      <text:p text:style-name="P28">webresource.<text:span text:style-name="T16">blobstore</text:span>.deleteNoneExists=true</text:p>
      <text:p text:style-name="P43">#同步时是否删除已经不再存在的web资源，即位于本地的已经被删除的资源。</text:p>
      <text:p text:style-name="P43"/>
      <text:p text:style-name="P24">mail.agent=null</text:p>
      <text:p text:style-name="P46">#发送邮件的实现的名称，目前的实现有：null，<text:span text:style-name="T19">smtp</text:span></text:p>
      <text:p text:style-name="P46"/>
      <text:p text:style-name="P91">mail.smtp.host=smtp.gmail.com</text:p>
      <text:p text:style-name="P91">mail.smtp.port=587</text:p>
      <text:p text:style-name="P91">mail.smtp.tls=true</text:p>
      <text:p text:style-name="P46"><text:span text:style-name="T37">mail.</text:span><text:span text:style-name="T38">smtp</text:span><text:span text:style-name="T37">.loginName=</text:span><text:span text:style-name="T39">test</text:span><text:span text:style-name="T37">@gmail.com</text:span></text:p>
      <text:p text:style-name="P29">mail.<text:span text:style-name="T19">smtp</text:span>.loginPassword=no</text:p>
      <text:p text:style-name="P29">mail.<text:span text:style-name="T19">smtp</text:span>.fromAddress=<text:span text:style-name="T20">test</text:span>@gmail.com</text:p>
      <text:h text:style-name="Heading_20_1" text:outline-level="1"><text:bookmark-start text:name="__RefHeading__1140_1427197658"/>编译、测试和安装 <text:bookmark-end text:name="__RefHeading__1140_1427197658"/></text:h>
      <text:p text:style-name="Text_20_body"><text:tab/>编译需要如下软件和工具：</text:p>
      <text:list xml:id="list6561793091688082805" text:style-name="L32">
        <text:list-item>
          <text:p text:style-name="P86">Java SDK 6+</text:p>
        </text:list-item>
        <text:list-item>
          <text:p text:style-name="P87">Apache Maven 3</text:p>
        </text:list-item>
      </text:list>
      <text:p text:style-name="Text_20_body"/>
      <text:p text:style-name="Text_20_body"><text:soft-page-break/><text:tab/>运行单元测试还需要：</text:p>
      <text:list xml:id="list5701082009970472647" text:style-name="L33">
        <text:list-item>
          <text:p text:style-name="P88">Memcached</text:p>
        </text:list-item>
      </text:list>
      <text:p text:style-name="Standard"/>
      <text:h text:style-name="Heading_20_2" text:outline-level="2"><text:bookmark-start text:name="__RefHeading__6887_1452528826"/>检出源代码<text:bookmark-end text:name="__RefHeading__6887_1452528826"/></text:h>
      <text:p text:style-name="P49"><text:tab/>建议把源码检出到如下目录：</text:p>
      <text:p text:style-name="P49"><text:tab/>~/projects/archboy/clobaframe</text:p>
      <text:h text:style-name="Heading_20_2" text:outline-level="2"><text:bookmark-start text:name="__RefHeading__6889_1452528826"/>配置Apache Maven <text:span text:style-name="T21">3</text:span><text:bookmark-end text:name="__RefHeading__6889_1452528826"/></text:h>
      <text:p text:style-name="P5"><text:tab/>Maven 是项目管理和构建工具，Clobaframe项目使用Maven管理和编译。在Linux环境下一般能从各个发行版自身的包管理工具直接安装。比如在 ArchLinux 下运行如下命令：</text:p>
      <text:p text:style-name="P5"/>
      <text:p text:style-name="P5"><text:tab/><text:span text:style-name="T21">$ sudo pacman -S maven</text:span></text:p>
      <text:p text:style-name="P7"/>
      <text:p text:style-name="P5"><text:span text:style-name="T21"><text:tab/>除此之外也可以从官方网站下载安装，官方网站是 </text:span><text:a xlink:type="simple" xlink:href="http://maven.apache.org/"><text:span text:style-name="T22">http://maven.apache.org/</text:span></text:a><text:span text:style-name="T21">。下载已编译的版本然后解压到任意目录，比如 ~/programs/maven。然后在 ~/.bashrc 配置文件里加入如下环境变量：</text:span></text:p>
      <text:p text:style-name="P7"><text:tab/>export M2_HOME=~/programs/maven</text:p>
      <text:p text:style-name="P7"><text:tab/>export PATH=$PATH:$M2_HOME/bin</text:p>
      <text:p text:style-name="P7"/>
      <text:p text:style-name="P7"><text:tab/>使用 source 命令加载新环境配置</text:p>
      <text:p text:style-name="P7"><text:tab/>$ source ~/.bashrc</text:p>
      <text:p text:style-name="P7"/>
      <text:p text:style-name="P7"><text:tab/>然后转到任意一个目录，运行如下命令，如果出现正确的版本信息则说明Maven已经配置成功。</text:p>
      <text:p text:style-name="P7"><text:tab/>$ mvn -v</text:p>
      <text:p text:style-name="P7"><text:tab/></text:p>
      <text:h text:style-name="Heading_20_2" text:outline-level="2"><text:bookmark-start text:name="__RefHeading__6891_1452528826"/>配置memcached<text:bookmark-end text:name="__RefHeading__6891_1452528826"/></text:h>
      <text:p text:style-name="P4"><text:tab/>可以使用各个发行版的包管理器安装 memcached ，如在 Arch Linux下执行：</text:p>
      <text:p text:style-name="P4"/>
      <text:p text:style-name="P4"><text:tab/>$ sudo pacman -S memcached</text:p>
      <text:p text:style-name="P4"/>
      <text:p text:style-name="P4"><text:tab/>建议设置memcached以系统守护程序（daemon）形式启动，免去每次运行开发或者调试都要手动启动 memcached 的麻烦，比如，假设操作系统使用 systemd 管理系统守护程序，则执行：</text:p>
      <text:p text:style-name="P4"/>
      <text:p text:style-name="P4"><text:tab/><text:bookmark-start text:name="__DdeLink__1532_1067080178"/>$ sudo systemctl enable memcached.service<text:bookmark-end text:name="__DdeLink__1532_1067080178"/></text:p>
      <text:p text:style-name="P4"><text:tab/>$ sudo systemctl start memcached.service</text:p>
      <text:p text:style-name="P4"/>
      <text:p text:style-name="P4"><text:tab/>memcached 默认监听tcp端口 11211，可以通过检查11211端口是否打开以判断服务是否正常运行：</text:p>
      <text:p text:style-name="P4"/>
      <text:p text:style-name="P4"><text:soft-page-break/><text:tab/>$ netstat -nat|grep 11211</text:p>
      <text:h text:style-name="P93" text:outline-level="2"><text:bookmark-start text:name="__RefHeading__9543_1452528826"/>创建本地 blob<text:span text:style-name="T27">store目录</text:span><text:bookmark-end text:name="__RefHeading__9543_1452528826"/></text:h>
      <text:p text:style-name="Standard"><text:tab/><text:span text:style-name="T28">blobstore模块</text:span><text:span text:style-name="T25">的单元测试</text:span><text:span text:style-name="T23">默认配置</text:span>使用本地的 blobstore 实现<text:span text:style-name="T23">。而</text:span>本地 blobstore 默认使用目录 /var/<text:span text:style-name="T26">lib/</text:span><text:span text:style-name="T29">clobaframe</text:span> 储存数据<text:span text:style-name="T23">，所以需要手动创建这个目录</text:span><text:span text:style-name="T40">，另外还需要</text:span><text:span text:style-name="T23">把该目录的拥有者和组更改为当前用户以及所属的组，否则测试会因为没有文件访问权限而失败。</text:span></text:p>
      <text:h text:style-name="Heading_20_2" text:outline-level="2"><text:bookmark-start text:name="__RefHeading__1142_1427197658"/>编译<text:bookmark-end text:name="__RefHeading__1142_1427197658"/></text:h>
      <text:p text:style-name="P6"><text:span text:style-name="T17"><text:tab/>在源码的首层目录，使用如下命令编译</text:span><text:span text:style-name="T24">：</text:span></text:p>
      <text:p text:style-name="P8"><text:tab/>$ mvn clean compile</text:p>
      <text:p text:style-name="P8"/>
      <text:h text:style-name="P95" text:outline-level="2"><text:bookmark-start text:name="__RefHeading__1285_1112260367"/>运行单元测试<text:bookmark-end text:name="__RefHeading__1285_1112260367"/></text:h>
      <text:p text:style-name="P9"><text:span text:style-name="T17"><text:tab/>在源码的首层目录，使用如下命令进行单元测试</text:span>：</text:p>
      <text:p text:style-name="P8"><text:tab/>$ mvn test</text:p>
      <text:p text:style-name="P8"><text:tab/>如果看到成功信息，则说明测试已通过，然后继续进行下一步。</text:p>
      <text:h text:style-name="P94" text:outline-level="2"><text:bookmark-start text:name="__RefHeading__6895_1452528826"/>打包<text:bookmark-end text:name="__RefHeading__6895_1452528826"/></text:h>
      <text:p text:style-name="Text_20_body"><text:tab/><text:bookmark-start text:name="__DdeLink__785_809320211"/>在源码的首层目录，使用如下命令编译<text:span text:style-name="T17">并打包</text:span>：<text:bookmark-end text:name="__DdeLink__785_809320211"/></text:p>
      <text:p text:style-name="Text_20_body"><text:tab/>$ mvn clean package -DskipTests=true </text:p>
      <text:p text:style-name="Text_20_body"/>
      <text:p text:style-name="Text_20_body"><text:tab/>然后将会得到如下库文件： </text:p>
      <text:p text:style-name="Text_20_body"><text:tab/>./clobaframe-<text:span text:style-name="T41">xxx</text:span>/target/clobaframe-<text:span text:style-name="T41">xxx</text:span>-2.<text:span text:style-name="T19">3</text:span>.jar </text:p>
      <text:p text:style-name="Text_20_body"><text:tab/><text:bookmark-start text:name="__DdeLink__789_809320211"/>你可以按需要将库文件拷贝到你的项目的CLASS_PATH之下，如果你的项目也是使用 Maven 管理和构建的，则最佳实践应该是将库安装到 Maven 本地库<text:span text:style-name="T41">（见5.9）</text:span>。<text:bookmark-end text:name="__DdeLink__789_809320211"/></text:p>
      <text:h text:style-name="Heading_20_2" text:outline-level="2"><text:bookmark-start text:name="__RefHeading__6897_1452528826"/>生成 <text:span text:style-name="T17">JavaDoc</text:span><text:bookmark-end text:name="__RefHeading__6897_1452528826"/></text:h>
      <text:p text:style-name="P48"><text:tab/>如果你需要库的文档 JavaDoc，则运行如下命令：</text:p>
      <text:p text:style-name="P48"><text:tab/>$ mvn clean javadoc:jar </text:p>
      <text:p text:style-name="P48"><text:tab/>然后你将得到如下的文档包：</text:p>
      <text:p text:style-name="P48"><text:tab/>./clobaframe-<text:span text:style-name="T41">xxx</text:span>/target/clobaframe-<text:span text:style-name="T41">xxx</text:span>-2.<text:span text:style-name="T19">3</text:span>-javadoc.jar </text:p>
      <text:h text:style-name="Heading_20_2" text:outline-level="2"><text:bookmark-start text:name="__RefHeading__1144_1427197658"/>安装<text:span text:style-name="T41">jar</text:span>库<text:span text:style-name="T17">到Maven本地仓库</text:span><text:bookmark-end text:name="__RefHeading__1144_1427197658"/></text:h>
      <text:p text:style-name="Text_20_body"><text:tab/>在源码的首层目录，使用如下命令编译<text:span text:style-name="T41">、</text:span>打包并安装到Maven本地库：</text:p>
      <text:p text:style-name="Text_20_body"><text:tab/>$ mvn clean install -DskipTests=true </text:p>
      <text:p text:style-name="Text_20_body"><text:soft-page-break/></text:p>
      <text:p text:style-name="Text_20_body"><text:tab/>使用如下命令可以同时安装项目的 JavaDoc 和 源代码 到 Maven 本地仓库：</text:p>
      <text:p text:style-name="Text_20_body"><text:tab/>$ mvn clean javadoc:jar source:jar install -DskipTests=true</text:p>
      <text:p text:style-name="Text_20_body"/>
      <text:h text:style-name="Heading_20_1" text:outline-level="1"><text:bookmark-start text:name="__RefHeading__1148_1427197658"/>在项目中使用 Clobaframe<text:bookmark-end text:name="__RefHeading__1148_1427197658"/></text:h>
      <text:p text:style-name="Text_20_body"><text:tab/>首先你需要按照上一节的方法编译得到库文件，然后按需要将库文件拷贝到你的项目的CLASS_PATH之下或者安装到 Maven 本地库。</text:p>
      <text:p text:style-name="P48"><text:tab/><text:span text:style-name="T24">1、</text:span>然后打开你的项目的 pom.xml 文件，添加C<text:span text:style-name="T42">l</text:span>o<text:span text:style-name="T42">ba</text:span>frame的依赖项，如：</text:p>
      <text:p text:style-name="P14"/>
      <text:p text:style-name="P14">&lt;dependencies&gt; </text:p>
      <text:p text:style-name="P15"><text:tab/>&lt;!-- <text:span text:style-name="T20">C</text:span>lobaframe --&gt; </text:p>
      <text:p text:style-name="P15"><text:tab/>&lt;dependency&gt; </text:p>
      <text:p text:style-name="P15"><text:tab/><text:tab/>&lt;groupId&gt;org.<text:span text:style-name="T20">archboy</text:span>.clobaframe&lt;/groupId&gt; </text:p>
      <text:p text:style-name="P15"><text:tab/><text:tab/>&lt;artifactId&gt;clobaframe-query&lt;/artifactId&gt; </text:p>
      <text:p text:style-name="P16"><text:bookmark-start text:name="__DdeLink__787_809320211"/><text:span text:style-name="T8"><text:tab/><text:tab/></text:span><text:span text:style-name="T9">&lt;version&gt;2.</text:span><text:span text:style-name="T19">3</text:span><text:span text:style-name="T9">&lt;/version&gt;</text:span><text:bookmark-end text:name="__DdeLink__787_809320211"/></text:p>
      <text:p text:style-name="P15"><text:tab/>&lt;/dependency&gt; </text:p>
      <text:p text:style-name="P15"/>
      <text:p text:style-name="P15"><text:tab/>&lt;dependency&gt; </text:p>
      <text:p text:style-name="P15"><text:tab/><text:tab/>&lt;groupId&gt;org.<text:span text:style-name="T20">archboy</text:span>.clobaframe&lt;/groupId&gt; </text:p>
      <text:p text:style-name="P15"><text:tab/><text:tab/>&lt;artifactId&gt;clobaframe-<text:span text:style-name="T42">media</text:span>&lt;/artifactId&gt; </text:p>
      <text:p text:style-name="P16"><text:span text:style-name="T8"><text:tab/><text:tab/></text:span><text:span text:style-name="T9">&lt;version&gt;2.</text:span><text:span text:style-name="T19">3</text:span><text:span text:style-name="T9">&lt;/version&gt;</text:span></text:p>
      <text:p text:style-name="P15"><text:tab/>&lt;/dependency&gt;</text:p>
      <text:p text:style-name="P14"><text:s text:c="4"/>...... </text:p>
      <text:p text:style-name="P14">&lt;/dependencies&gt; </text:p>
      <text:p text:style-name="P14"/>
      <text:p text:style-name="P48"><text:tab/><text:span text:style-name="T24">2、</text:span>接下来在你的项目（必须是Spring Framework IoC的项目）的 applicationContext.xml 内增加对 org.archboy.clobaframe 的自动扫描，如：</text:p>
      <text:p text:style-name="P50">&lt;context:component-scan base-package="</text:p>
      <text:p text:style-name="P50"><text:tab/><text:tab/>org.archboy.clobaframe"&gt;</text:p>
      <text:p text:style-name="P50"><text:tab/><text:tab/>&lt;context:include-filter type="annotation" expression="org.aspectj.lang.annotation.Aspect"/&gt;</text:p>
      <text:p text:style-name="P50"><text:tab/>&lt;/context:component-scan&gt;</text:p>
      <text:p text:style-name="Text_20_body"/>
      <text:p text:style-name="Text_20_body"><text:tab/><text:span text:style-name="T24">3</text:span>、按照文档配置好 clobaframe.properties。</text:p>
      <text:p text:style-name="Text_20_body"><text:soft-page-break/><text:tab/><text:span text:style-name="T24">4</text:span>、使用 @Autowired 或者 @Inject 标注引用各个模块的主要接口，比如使用 Cache 模块：</text:p>
      <text:p text:style-name="P76">@Service public class MyService { </text:p>
      <text:p text:style-name="P76"><text:tab/>@Autowired </text:p>
      <text:p text:style-name="P76"><text:tab/>private Cache cache; </text:p>
      <text:p text:style-name="P76"><text:tab/>public void test() { </text:p>
      <text:p text:style-name="P76"><text:tab/><text:tab/>String key = "key001"; </text:p>
      <text:p text:style-name="P76"><text:tab/><text:tab/>cache.put(key, "FOO"); </text:p>
      <text:p text:style-name="P76"><text:tab/><text:tab/>String result = cache.get(key); </text:p>
      <text:p text:style-name="P76"><text:tab/><text:tab/>if (result.equals("FOO")){ </text:p>
      <text:p text:style-name="P76"><text:tab/><text:tab/> <text:s text:c="3"/>System.out.println("It works"); </text:p>
      <text:p text:style-name="P76"><text:tab/><text:tab/>} </text:p>
      <text:p text:style-name="P76"><text:tab/><text:tab/>cache.delete(key); </text:p>
      <text:p text:style-name="P76"><text:tab/>} </text:p>
      <text:p text:style-name="P76">}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Droid Sans Mono" svg:font-family="'Droid Sans Mono'" style:font-family-generic="swiss" style:font-pitch="fixed"/>
    <style:font-face style:name="WenQuanYi Micro Hei" svg:font-family="'WenQuanYi Micro Hei'" style:font-adornments="标准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2pt" style:font-name-asian="WenQuanYi Micro Hei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DejaVu Sans" fo:font-size="12pt" style:font-name-asian="WenQuanYi Micro Hei" style:font-size-asian="10.5pt" style:font-size-complex="12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roid Sans Fallback1" style:font-size-asian="10pt" style:font-name-complex="FreeSans2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roid Sans Fallback1" style:font-name-complex="FreeSans2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ch </meta:initial-creator>
    <meta:creation-date>2012-09-28T16:42:59</meta:creation-date>
    <dc:date>2013-09-03T11:21:33</dc:date>
    <meta:editing-duration>PT10H37M15S</meta:editing-duration>
    <meta:editing-cycles>65</meta:editing-cycles>
    <meta:generator>LibreOffice/4.0.4.2$Linux_X86_64 LibreOffice_project/400m0$Build-2</meta:generator>
    <meta:document-statistic meta:table-count="0" meta:image-count="0" meta:object-count="0" meta:page-count="15" meta:paragraph-count="298" meta:word-count="4091" meta:character-count="11287" meta:non-whitespace-character-count="10524"/>
  </office:meta>
</office:document-meta>
</file>